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pt" svg:y="713.71pt">
            <loext:p draw:notify-on-update-of-ranges="Sheet1.A1:Sheet1.A50 Sheet1.B1:Sheet1.B50 Sheet1.A1:Sheet1.A50 Sheet1.C1:Sheet1.C50 Sheet1.A1:Sheet1.A50 Sheet1.D1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8.38pt" svg:y="712.74pt">
            <loext:p draw:notify-on-update-of-ranges="Sheet1.A1:Sheet1.A50 Sheet1.F1:Sheet1.F50 Sheet1.A1:Sheet1.A50 Sheet1.G1:Sheet1.G50 Sheet1.A1:Sheet1.A50 Sheet1.H1:Sheet1.H50 Sheet1.A1:Sheet1.A50 Sheet1.I1:Sheet1.I50 Sheet1.A1:Sheet1.A50 Sheet1.J1:Sheet1.J50 Sheet1.A1:Sheet1.A50 Sheet1.K1:Sheet1.K50 Sheet1.A1:Sheet1.A50 Sheet1.L1:Sheet1.L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49.53pt" svg:y="719.63pt">
            <loext:p draw:notify-on-update-of-ranges="Sheet1.A1:Sheet1.A50 Sheet1.N1:Sheet1.N50 Sheet1.A1:Sheet1.A50 Sheet1.O1:Sheet1.O50 Sheet1.A1:Sheet1.A50 Sheet1.P1:Sheet1.P50 Sheet1.A1:Sheet1.A50 Sheet1.Q1:Sheet1.Q50 Sheet1.A1:Sheet1.A50 Sheet1.R1:Sheet1.R50 Sheet1.A1:Sheet1.A50 Sheet1.S1:Sheet1.S50 Sheet1.A1:Sheet1.A50 Sheet1.T1:Sheet1.T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1924" calcext:value-type="float">
            <text:p>58.1924</text:p>
          </table:table-cell>
          <table:table-cell office:value-type="float" office:value="58.2977" calcext:value-type="float">
            <text:p>58.2977</text:p>
          </table:table-cell>
          <table:table-cell office:value-type="string" calcext:value-type="string">
            <text:p><text:s/>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391622" calcext:value-type="float">
            <text:p>-0.39162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-0.0021851" calcext:value-type="float">
            <text:p>-0.0021851</text:p>
          </table:table-cell>
          <table:table-cell office:value-type="float" office:value="0.198287" calcext:value-type="float">
            <text:p>0.198287</text:p>
          </table:table-cell>
          <table:table-cell office:value-type="float" office:value="-0.000891972" calcext:value-type="float">
            <text:p>-0.000891972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914452" calcext:value-type="float">
            <text:p>0.914452</text:p>
          </table:table-cell>
          <table:table-cell office:value-type="float" office:value="-1" calcext:value-type="float">
            <text:p>-1</text:p>
          </table:table-cell>
          <table:table-cell office:value-type="float" office:value="-0.194719" calcext:value-type="float">
            <text:p>-0.194719</text:p>
          </table:table-cell>
          <table:table-cell office:value-type="float" office:value="-0.43702" calcext:value-type="float">
            <text:p>-0.43702</text:p>
          </table:table-cell>
          <table:table-cell office:value-type="float" office:value="-0.449564" calcext:value-type="float">
            <text:p>-0.449564</text:p>
          </table:table-cell>
          <table:table-cell office:value-type="float" office:value="-0.178395" calcext:value-type="float">
            <text:p>-0.17839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6659" calcext:value-type="float">
            <text:p>74.6659</text:p>
          </table:table-cell>
          <table:table-cell office:value-type="float" office:value="75.6379" calcext:value-type="float">
            <text:p>75.6379</text:p>
          </table:table-cell>
          <table:table-cell office:value-type="float" office:value="74.8902" calcext:value-type="float">
            <text:p>74.8902</text:p>
          </table:table-cell>
          <table:table-cell office:value-type="string" calcext:value-type="string">
            <text:p><text:s/>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86622" calcext:value-type="float">
            <text:p>-0.386622</text:p>
          </table:table-cell>
          <table:table-cell office:value-type="float" office:value="-0.00999999" calcext:value-type="float">
            <text:p>-0.00999999</text:p>
          </table:table-cell>
          <table:table-cell office:value-type="float" office:value="0.718696" calcext:value-type="float">
            <text:p>0.718696</text:p>
          </table:table-cell>
          <table:table-cell office:value-type="float" office:value="-0.00469368" calcext:value-type="float">
            <text:p>-0.00469368</text:p>
          </table:table-cell>
          <table:table-cell office:value-type="float" office:value="0.195116" calcext:value-type="float">
            <text:p>0.195116</text:p>
          </table:table-cell>
          <table:table-cell office:value-type="float" office:value="-0.00182787" calcext:value-type="float">
            <text:p>-0.00182787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307277" calcext:value-type="float">
            <text:p>-0.307277</text:p>
          </table:table-cell>
          <table:table-cell office:value-type="float" office:value="-0.501716" calcext:value-type="float">
            <text:p>-0.501716</text:p>
          </table:table-cell>
          <table:table-cell office:value-type="float" office:value="-0.634237" calcext:value-type="float">
            <text:p>-0.634237</text:p>
          </table:table-cell>
          <table:table-cell office:value-type="float" office:value="-0.18718" calcext:value-type="float">
            <text:p>-0.1871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7768" calcext:value-type="float">
            <text:p>89.7768</text:p>
          </table:table-cell>
          <table:table-cell office:value-type="float" office:value="92.0391" calcext:value-type="float">
            <text:p>92.0391</text:p>
          </table:table-cell>
          <table:table-cell office:value-type="float" office:value="90.7341" calcext:value-type="float">
            <text:p>90.7341</text:p>
          </table:table-cell>
          <table:table-cell office:value-type="string" calcext:value-type="string">
            <text:p><text:s/></text:p>
          </table:table-cell>
          <table:table-cell office:value-type="float" office:value="-0.00749999" calcext:value-type="float">
            <text:p>-0.00749999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16653" calcext:value-type="float">
            <text:p>0.716653</text:p>
          </table:table-cell>
          <table:table-cell office:value-type="float" office:value="-0.00733587" calcext:value-type="float">
            <text:p>-0.00733587</text:p>
          </table:table-cell>
          <table:table-cell office:value-type="float" office:value="0.190652" calcext:value-type="float">
            <text:p>0.190652</text:p>
          </table:table-cell>
          <table:table-cell office:value-type="float" office:value="-0.00270176" calcext:value-type="float">
            <text:p>-0.0027017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408434" calcext:value-type="float">
            <text:p>-0.408434</text:p>
          </table:table-cell>
          <table:table-cell office:value-type="float" office:value="-0.528439" calcext:value-type="float">
            <text:p>-0.528439</text:p>
          </table:table-cell>
          <table:table-cell office:value-type="float" office:value="-0.892893" calcext:value-type="float">
            <text:p>-0.892893</text:p>
          </table:table-cell>
          <table:table-cell office:value-type="float" office:value="-0.174777" calcext:value-type="float">
            <text:p>-0.1747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.291" calcext:value-type="float">
            <text:p>104.291</text:p>
          </table:table-cell>
          <table:table-cell office:value-type="float" office:value="107.598" calcext:value-type="float">
            <text:p>107.598</text:p>
          </table:table-cell>
          <table:table-cell office:value-type="float" office:value="106.497" calcext:value-type="float">
            <text:p>106.497</text:p>
          </table:table-cell>
          <table:table-cell office:value-type="string" calcext:value-type="string">
            <text:p><text:s/></text:p>
          </table:table-cell>
          <table:table-cell office:value-type="float" office:value="-0.00999999" calcext:value-type="float">
            <text:p>-0.00999999</text:p>
          </table:table-cell>
          <table:table-cell office:value-type="float" office:value="-0.376622" calcext:value-type="float">
            <text:p>-0.376622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4267" calcext:value-type="float">
            <text:p>0.714267</text:p>
          </table:table-cell>
          <table:table-cell office:value-type="float" office:value="-0.0100868" calcext:value-type="float">
            <text:p>-0.0100868</text:p>
          </table:table-cell>
          <table:table-cell office:value-type="float" office:value="0.185652" calcext:value-type="float">
            <text:p>0.185652</text:p>
          </table:table-cell>
          <table:table-cell office:value-type="float" office:value="-0.00354409" calcext:value-type="float">
            <text:p>-0.003544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477214" calcext:value-type="float">
            <text:p>-0.477214</text:p>
          </table:table-cell>
          <table:table-cell office:value-type="float" office:value="-0.550191" calcext:value-type="float">
            <text:p>-0.550191</text:p>
          </table:table-cell>
          <table:table-cell office:value-type="float" office:value="-1" calcext:value-type="float">
            <text:p>-1</text:p>
          </table:table-cell>
          <table:table-cell office:value-type="float" office:value="-0.168467" calcext:value-type="float">
            <text:p>-0.16846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.25" calcext:value-type="float">
            <text:p>118.25</text:p>
          </table:table-cell>
          <table:table-cell office:value-type="float" office:value="122.837" calcext:value-type="float">
            <text:p>122.837</text:p>
          </table:table-cell>
          <table:table-cell office:value-type="float" office:value="122.364" calcext:value-type="float">
            <text:p>122.364</text:p>
          </table:table-cell>
          <table:table-cell office:value-type="string" calcext:value-type="string">
            <text:p><text:s/></text:p>
          </table:table-cell>
          <table:table-cell office:value-type="float" office:value="-0.00749999" calcext:value-type="float">
            <text:p>-0.00749999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719267" calcext:value-type="float">
            <text:p>0.719267</text:p>
          </table:table-cell>
          <table:table-cell office:value-type="float" office:value="-0.0103857" calcext:value-type="float">
            <text:p>-0.0103857</text:p>
          </table:table-cell>
          <table:table-cell office:value-type="float" office:value="0.180652" calcext:value-type="float">
            <text:p>0.180652</text:p>
          </table:table-cell>
          <table:table-cell office:value-type="float" office:value="-0.00854408" calcext:value-type="float">
            <text:p>-0.0085440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059782" calcext:value-type="float">
            <text:p>-0.05978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55" calcext:value-type="float">
            <text:p>152.55</text:p>
          </table:table-cell>
          <table:table-cell office:value-type="float" office:value="160.947" calcext:value-type="float">
            <text:p>160.947</text:p>
          </table:table-cell>
          <table:table-cell office:value-type="float" office:value="159.151" calcext:value-type="float">
            <text:p>159.151</text:p>
          </table:table-cell>
          <table:table-cell office:value-type="string" calcext:value-type="string">
            <text:p><text:s/>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86622" calcext:value-type="float">
            <text:p>-0.386622</text:p>
          </table:table-cell>
          <table:table-cell office:value-type="float" office:value="-0.03" calcext:value-type="float">
            <text:p>-0.03</text:p>
          </table:table-cell>
          <table:table-cell office:value-type="float" office:value="0.724267" calcext:value-type="float">
            <text:p>0.724267</text:p>
          </table:table-cell>
          <table:table-cell office:value-type="float" office:value="-0.0110167" calcext:value-type="float">
            <text:p>-0.0110167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-0.0135441" calcext:value-type="float">
            <text:p>-0.013544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26198" calcext:value-type="float">
            <text:p>-0.12619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.224" calcext:value-type="float">
            <text:p>185.224</text:p>
          </table:table-cell>
          <table:table-cell office:value-type="float" office:value="197.561" calcext:value-type="float">
            <text:p>197.561</text:p>
          </table:table-cell>
          <table:table-cell office:value-type="float" office:value="194.665" calcext:value-type="float">
            <text:p>194.665</text:p>
          </table:table-cell>
          <table:table-cell office:value-type="string" calcext:value-type="string">
            <text:p><text:s/>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381622" calcext:value-type="float">
            <text:p>-0.38162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29267" calcext:value-type="float">
            <text:p>0.729267</text:p>
          </table:table-cell>
          <table:table-cell office:value-type="float" office:value="-0.0116168" calcext:value-type="float">
            <text:p>-0.0116168</text:p>
          </table:table-cell>
          <table:table-cell office:value-type="float" office:value="0.170652" calcext:value-type="float">
            <text:p>0.170652</text:p>
          </table:table-cell>
          <table:table-cell office:value-type="float" office:value="-0.0185441" calcext:value-type="float">
            <text:p>-0.018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20015" calcext:value-type="float">
            <text:p>-0.1200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2.737" calcext:value-type="float">
            <text:p>222.737</text:p>
          </table:table-cell>
          <table:table-cell office:value-type="float" office:value="239.723" calcext:value-type="float">
            <text:p>239.723</text:p>
          </table:table-cell>
          <table:table-cell office:value-type="float" office:value="234.103" calcext:value-type="float">
            <text:p>234.103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76622" calcext:value-type="float">
            <text:p>-0.376622</text:p>
          </table:table-cell>
          <table:table-cell office:value-type="float" office:value="-0.04" calcext:value-type="float">
            <text:p>-0.04</text:p>
          </table:table-cell>
          <table:table-cell office:value-type="float" office:value="0.734267" calcext:value-type="float">
            <text:p>0.734267</text:p>
          </table:table-cell>
          <table:table-cell office:value-type="float" office:value="-0.0117988" calcext:value-type="float">
            <text:p>-0.0117988</text:p>
          </table:table-cell>
          <table:table-cell office:value-type="float" office:value="0.165652" calcext:value-type="float">
            <text:p>0.165652</text:p>
          </table:table-cell>
          <table:table-cell office:value-type="float" office:value="-0.0235441" calcext:value-type="float">
            <text:p>-0.023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0364006" calcext:value-type="float">
            <text:p>-0.036400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.809" calcext:value-type="float">
            <text:p>263.809</text:p>
          </table:table-cell>
          <table:table-cell office:value-type="float" office:value="285.417" calcext:value-type="float">
            <text:p>285.417</text:p>
          </table:table-cell>
          <table:table-cell office:value-type="float" office:value="277.412" calcext:value-type="float">
            <text:p>277.412</text:p>
          </table:table-cell>
          <table:table-cell office:value-type="string" calcext:value-type="string">
            <text:p><text:s/></text:p>
          </table:table-cell>
          <table:table-cell office:value-type="float" office:value="0.00017262" calcext:value-type="float">
            <text:p>0.00017262</text:p>
          </table:table-cell>
          <table:table-cell office:value-type="float" office:value="-0.371622" calcext:value-type="float">
            <text:p>-0.37162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39267" calcext:value-type="float">
            <text:p>0.739267</text:p>
          </table:table-cell>
          <table:table-cell office:value-type="float" office:value="-0.0113486" calcext:value-type="float">
            <text:p>-0.0113486</text:p>
          </table:table-cell>
          <table:table-cell office:value-type="float" office:value="0.160652" calcext:value-type="float">
            <text:p>0.160652</text:p>
          </table:table-cell>
          <table:table-cell office:value-type="float" office:value="-0.0285441" calcext:value-type="float">
            <text:p>-0.0285441</text:p>
          </table:table-cell>
          <table:table-cell office:value-type="string" calcext:value-type="string">
            <text:p><text:s/></text:p>
          </table:table-cell>
          <table:table-cell office:value-type="float" office:value="0.0690482" calcext:value-type="float">
            <text:p>0.069048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0900442" calcext:value-type="float">
            <text:p>0.090044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.429" calcext:value-type="float">
            <text:p>257.429</text:p>
          </table:table-cell>
          <table:table-cell office:value-type="float" office:value="269.162" calcext:value-type="float">
            <text:p>269.162</text:p>
          </table:table-cell>
          <table:table-cell office:value-type="float" office:value="270.427" calcext:value-type="float">
            <text:p>270.427</text:p>
          </table:table-cell>
          <table:table-cell office:value-type="string" calcext:value-type="string">
            <text:p><text:s/></text:p>
          </table:table-cell>
          <table:table-cell office:value-type="float" office:value="0.00267262" calcext:value-type="float">
            <text:p>0.00267262</text:p>
          </table:table-cell>
          <table:table-cell office:value-type="float" office:value="-0.366622" calcext:value-type="float">
            <text:p>-0.366622</text:p>
          </table:table-cell>
          <table:table-cell office:value-type="float" office:value="-0.05" calcext:value-type="float">
            <text:p>-0.05</text:p>
          </table:table-cell>
          <table:table-cell office:value-type="float" office:value="0.744267" calcext:value-type="float">
            <text:p>0.744267</text:p>
          </table:table-cell>
          <table:table-cell office:value-type="float" office:value="-0.0163461" calcext:value-type="float">
            <text:p>-0.0163461</text:p>
          </table:table-cell>
          <table:table-cell office:value-type="float" office:value="0.155652" calcext:value-type="float">
            <text:p>0.155652</text:p>
          </table:table-cell>
          <table:table-cell office:value-type="float" office:value="-0.0335441" calcext:value-type="float">
            <text:p>-0.033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99514" calcext:value-type="float">
            <text:p>-0.99951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.928" calcext:value-type="float">
            <text:p>247.928</text:p>
          </table:table-cell>
          <table:table-cell office:value-type="float" office:value="252.468" calcext:value-type="float">
            <text:p>252.468</text:p>
          </table:table-cell>
          <table:table-cell office:value-type="float" office:value="259.189" calcext:value-type="float">
            <text:p>259.189</text:p>
          </table:table-cell>
          <table:table-cell office:value-type="string" calcext:value-type="string">
            <text:p><text:s/></text:p>
          </table:table-cell>
          <table:table-cell office:value-type="float" office:value="0.00517262" calcext:value-type="float">
            <text:p>0.00517262</text:p>
          </table:table-cell>
          <table:table-cell office:value-type="float" office:value="-0.361622" calcext:value-type="float">
            <text:p>-0.361622</text:p>
          </table:table-cell>
          <table:table-cell office:value-type="float" office:value="-0.0549999" calcext:value-type="float">
            <text:p>-0.0549999</text:p>
          </table:table-cell>
          <table:table-cell office:value-type="float" office:value="0.749267" calcext:value-type="float">
            <text:p>0.749267</text:p>
          </table:table-cell>
          <table:table-cell office:value-type="float" office:value="-0.0213461" calcext:value-type="float">
            <text:p>-0.0213461</text:p>
          </table:table-cell>
          <table:table-cell office:value-type="float" office:value="0.150652" calcext:value-type="float">
            <text:p>0.150652</text:p>
          </table:table-cell>
          <table:table-cell office:value-type="float" office:value="-0.0385441" calcext:value-type="float">
            <text:p>-0.038544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.019" calcext:value-type="float">
            <text:p>243.019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251.399" calcext:value-type="float">
            <text:p>251.399</text:p>
          </table:table-cell>
          <table:table-cell office:value-type="string" calcext:value-type="string">
            <text:p><text:s/></text:p>
          </table:table-cell>
          <table:table-cell office:value-type="float" office:value="0.00767261" calcext:value-type="float">
            <text:p>0.00767261</text:p>
          </table:table-cell>
          <table:table-cell office:value-type="float" office:value="-0.366622" calcext:value-type="float">
            <text:p>-0.366622</text:p>
          </table:table-cell>
          <table:table-cell office:value-type="float" office:value="-0.0599999" calcext:value-type="float">
            <text:p>-0.0599999</text:p>
          </table:table-cell>
          <table:table-cell office:value-type="float" office:value="0.754267" calcext:value-type="float">
            <text:p>0.754267</text:p>
          </table:table-cell>
          <table:table-cell office:value-type="float" office:value="-0.0263461" calcext:value-type="float">
            <text:p>-0.0263461</text:p>
          </table:table-cell>
          <table:table-cell office:value-type="float" office:value="0.145652" calcext:value-type="float">
            <text:p>0.145652</text:p>
          </table:table-cell>
          <table:table-cell office:value-type="float" office:value="-0.0435441" calcext:value-type="float">
            <text:p>-0.043544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.611" calcext:value-type="float">
            <text:p>224.611</text:p>
          </table:table-cell>
          <table:table-cell office:value-type="float" office:value="213.162" calcext:value-type="float">
            <text:p>213.162</text:p>
          </table:table-cell>
          <table:table-cell office:value-type="float" office:value="233.299" calcext:value-type="float">
            <text:p>233.299</text:p>
          </table:table-cell>
          <table:table-cell office:value-type="string" calcext:value-type="string">
            <text:p><text:s/></text:p>
          </table:table-cell>
          <table:table-cell office:value-type="float" office:value="0.00517262" calcext:value-type="float">
            <text:p>0.00517262</text:p>
          </table:table-cell>
          <table:table-cell office:value-type="float" office:value="-0.361622" calcext:value-type="float">
            <text:p>-0.361622</text:p>
          </table:table-cell>
          <table:table-cell office:value-type="float" office:value="-0.0649999" calcext:value-type="float">
            <text:p>-0.0649999</text:p>
          </table:table-cell>
          <table:table-cell office:value-type="float" office:value="0.749267" calcext:value-type="float">
            <text:p>0.749267</text:p>
          </table:table-cell>
          <table:table-cell office:value-type="float" office:value="-0.0313461" calcext:value-type="float">
            <text:p>-0.0313461</text:p>
          </table:table-cell>
          <table:table-cell office:value-type="float" office:value="0.140652" calcext:value-type="float">
            <text:p>0.140652</text:p>
          </table:table-cell>
          <table:table-cell office:value-type="float" office:value="-0.048544" calcext:value-type="float">
            <text:p>-0.04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.322" calcext:value-type="float">
            <text:p>174.322</text:p>
          </table:table-cell>
          <table:table-cell office:value-type="float" office:value="153.905" calcext:value-type="float">
            <text:p>153.905</text:p>
          </table:table-cell>
          <table:table-cell office:value-type="float" office:value="184.775" calcext:value-type="float">
            <text:p>184.775</text:p>
          </table:table-cell>
          <table:table-cell office:value-type="string" calcext:value-type="string">
            <text:p><text:s/></text:p>
          </table:table-cell>
          <table:table-cell office:value-type="float" office:value="0.00267262" calcext:value-type="float">
            <text:p>0.00267262</text:p>
          </table:table-cell>
          <table:table-cell office:value-type="float" office:value="-0.356622" calcext:value-type="float">
            <text:p>-0.356622</text:p>
          </table:table-cell>
          <table:table-cell office:value-type="float" office:value="-0.0699999" calcext:value-type="float">
            <text:p>-0.0699999</text:p>
          </table:table-cell>
          <table:table-cell office:value-type="float" office:value="0.744267" calcext:value-type="float">
            <text:p>0.744267</text:p>
          </table:table-cell>
          <table:table-cell office:value-type="float" office:value="-0.0363461" calcext:value-type="float">
            <text:p>-0.0363461</text:p>
          </table:table-cell>
          <table:table-cell office:value-type="float" office:value="0.135652" calcext:value-type="float">
            <text:p>0.135652</text:p>
          </table:table-cell>
          <table:table-cell office:value-type="float" office:value="-0.053544" calcext:value-type="float">
            <text:p>-0.05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.27" calcext:value-type="float">
            <text:p>125.27</text:p>
          </table:table-cell>
          <table:table-cell office:value-type="float" office:value="96.187" calcext:value-type="float">
            <text:p>96.187</text:p>
          </table:table-cell>
          <table:table-cell office:value-type="float" office:value="137.662" calcext:value-type="float">
            <text:p>137.662</text:p>
          </table:table-cell>
          <table:table-cell office:value-type="string" calcext:value-type="string">
            <text:p><text:s/></text:p>
          </table:table-cell>
          <table:table-cell office:value-type="float" office:value="0.00017262" calcext:value-type="float">
            <text:p>0.00017262</text:p>
          </table:table-cell>
          <table:table-cell office:value-type="float" office:value="-0.351622" calcext:value-type="float">
            <text:p>-0.351622</text:p>
          </table:table-cell>
          <table:table-cell office:value-type="float" office:value="-0.0709551" calcext:value-type="float">
            <text:p>-0.0709551</text:p>
          </table:table-cell>
          <table:table-cell office:value-type="float" office:value="0.739267" calcext:value-type="float">
            <text:p>0.739267</text:p>
          </table:table-cell>
          <table:table-cell office:value-type="float" office:value="-0.0413461" calcext:value-type="float">
            <text:p>-0.0413461</text:p>
          </table:table-cell>
          <table:table-cell office:value-type="float" office:value="0.130652" calcext:value-type="float">
            <text:p>0.130652</text:p>
          </table:table-cell>
          <table:table-cell office:value-type="float" office:value="-0.058544" calcext:value-type="float">
            <text:p>-0.05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191039" calcext:value-type="float">
            <text:p>-0.19103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1712" calcext:value-type="float">
            <text:p>91.1712</text:p>
          </table:table-cell>
          <table:table-cell office:value-type="float" office:value="54.955" calcext:value-type="float">
            <text:p>54.955</text:p>
          </table:table-cell>
          <table:table-cell office:value-type="float" office:value="111.148" calcext:value-type="float">
            <text:p>111.148</text:p>
          </table:table-cell>
          <table:table-cell office:value-type="string" calcext:value-type="string">
            <text:p><text:s/></text:p>
          </table:table-cell>
          <table:table-cell office:value-type="float" office:value="-0.00232738" calcext:value-type="float">
            <text:p>-0.00232738</text:p>
          </table:table-cell>
          <table:table-cell office:value-type="float" office:value="-0.346622" calcext:value-type="float">
            <text:p>-0.346622</text:p>
          </table:table-cell>
          <table:table-cell office:value-type="float" office:value="-0.0659551" calcext:value-type="float">
            <text:p>-0.0659551</text:p>
          </table:table-cell>
          <table:table-cell office:value-type="float" office:value="0.736538" calcext:value-type="float">
            <text:p>0.736538</text:p>
          </table:table-cell>
          <table:table-cell office:value-type="float" office:value="-0.0463461" calcext:value-type="float">
            <text:p>-0.0463461</text:p>
          </table:table-cell>
          <table:table-cell office:value-type="float" office:value="0.135011" calcext:value-type="float">
            <text:p>0.135011</text:p>
          </table:table-cell>
          <table:table-cell office:value-type="float" office:value="-0.063544" calcext:value-type="float">
            <text:p>-0.06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45866" calcext:value-type="float">
            <text:p>-0.545866</text:p>
          </table:table-cell>
          <table:table-cell office:value-type="float" office:value="-1" calcext:value-type="float">
            <text:p>-1</text:p>
          </table:table-cell>
          <table:table-cell office:value-type="float" office:value="0.871873" calcext:value-type="float">
            <text:p>0.87187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.1704" calcext:value-type="float">
            <text:p>96.1704</text:p>
          </table:table-cell>
          <table:table-cell office:value-type="float" office:value="55.5338" calcext:value-type="float">
            <text:p>55.5338</text:p>
          </table:table-cell>
          <table:table-cell office:value-type="float" office:value="120.591" calcext:value-type="float">
            <text:p>120.591</text:p>
          </table:table-cell>
          <table:table-cell office:value-type="string" calcext:value-type="string">
            <text:p><text:s/></text:p>
          </table:table-cell>
          <table:table-cell office:value-type="float" office:value="-0.00482737" calcext:value-type="float">
            <text:p>-0.00482737</text:p>
          </table:table-cell>
          <table:table-cell office:value-type="float" office:value="-0.342981" calcext:value-type="float">
            <text:p>-0.342981</text:p>
          </table:table-cell>
          <table:table-cell office:value-type="float" office:value="-0.0609551" calcext:value-type="float">
            <text:p>-0.0609551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-0.0513461" calcext:value-type="float">
            <text:p>-0.0513461</text:p>
          </table:table-cell>
          <table:table-cell office:value-type="float" office:value="0.140011" calcext:value-type="float">
            <text:p>0.140011</text:p>
          </table:table-cell>
          <table:table-cell office:value-type="float" office:value="-0.068544" calcext:value-type="float">
            <text:p>-0.06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728214" calcext:value-type="float">
            <text:p>0.728214</text:p>
          </table:table-cell>
          <table:table-cell office:value-type="float" office:value="1" calcext:value-type="float">
            <text:p>1</text:p>
          </table:table-cell>
          <table:table-cell office:value-type="float" office:value="0.079943" calcext:value-type="float">
            <text:p>0.079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.71" calcext:value-type="float">
            <text:p>109.71</text:p>
          </table:table-cell>
          <table:table-cell office:value-type="float" office:value="63.974" calcext:value-type="float">
            <text:p>63.974</text:p>
          </table:table-cell>
          <table:table-cell office:value-type="float" office:value="133.485" calcext:value-type="float">
            <text:p>133.485</text:p>
          </table:table-cell>
          <table:table-cell office:value-type="string" calcext:value-type="string">
            <text:p><text:s/></text:p>
          </table:table-cell>
          <table:table-cell office:value-type="float" office:value="-0.00732737" calcext:value-type="float">
            <text:p>-0.00732737</text:p>
          </table:table-cell>
          <table:table-cell office:value-type="float" office:value="-0.344648" calcext:value-type="float">
            <text:p>-0.344648</text:p>
          </table:table-cell>
          <table:table-cell office:value-type="float" office:value="-0.0559551" calcext:value-type="float">
            <text:p>-0.0559551</text:p>
          </table:table-cell>
          <table:table-cell office:value-type="float" office:value="0.73814" calcext:value-type="float">
            <text:p>0.73814</text:p>
          </table:table-cell>
          <table:table-cell office:value-type="float" office:value="-0.0563461" calcext:value-type="float">
            <text:p>-0.0563461</text:p>
          </table:table-cell>
          <table:table-cell office:value-type="float" office:value="0.145011" calcext:value-type="float">
            <text:p>0.145011</text:p>
          </table:table-cell>
          <table:table-cell office:value-type="float" office:value="-0.073544" calcext:value-type="float">
            <text:p>-0.073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333319" calcext:value-type="float">
            <text:p>-0.333319</text:p>
          </table:table-cell>
          <table:table-cell office:value-type="float" office:value="1" calcext:value-type="float">
            <text:p>1</text:p>
          </table:table-cell>
          <table:table-cell office:value-type="float" office:value="0.240484" calcext:value-type="float">
            <text:p>0.2404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608" calcext:value-type="float">
            <text:p>114.608</text:p>
          </table:table-cell>
          <table:table-cell office:value-type="float" office:value="63.6283" calcext:value-type="float">
            <text:p>63.6283</text:p>
          </table:table-cell>
          <table:table-cell office:value-type="float" office:value="141.922" calcext:value-type="float">
            <text:p>141.922</text:p>
          </table:table-cell>
          <table:table-cell office:value-type="string" calcext:value-type="string">
            <text:p><text:s/></text:p>
          </table:table-cell>
          <table:table-cell office:value-type="float" office:value="-0.00982737" calcext:value-type="float">
            <text:p>-0.00982737</text:p>
          </table:table-cell>
          <table:table-cell office:value-type="float" office:value="-0.347617" calcext:value-type="float">
            <text:p>-0.347617</text:p>
          </table:table-cell>
          <table:table-cell office:value-type="float" office:value="-0.0509551" calcext:value-type="float">
            <text:p>-0.0509551</text:p>
          </table:table-cell>
          <table:table-cell office:value-type="float" office:value="0.740417" calcext:value-type="float">
            <text:p>0.740417</text:p>
          </table:table-cell>
          <table:table-cell office:value-type="float" office:value="-0.0613461" calcext:value-type="float">
            <text:p>-0.0613461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-0.078544" calcext:value-type="float">
            <text:p>-0.07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593838" calcext:value-type="float">
            <text:p>-0.593838</text:p>
          </table:table-cell>
          <table:table-cell office:value-type="float" office:value="1" calcext:value-type="float">
            <text:p>1</text:p>
          </table:table-cell>
          <table:table-cell office:value-type="float" office:value="0.45529" calcext:value-type="float">
            <text:p>0.455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.813" calcext:value-type="float">
            <text:p>109.813</text:p>
          </table:table-cell>
          <table:table-cell office:value-type="float" office:value="68.3251" calcext:value-type="float">
            <text:p>68.3251</text:p>
          </table:table-cell>
          <table:table-cell office:value-type="float" office:value="108.898" calcext:value-type="float">
            <text:p>108.898</text:p>
          </table:table-cell>
          <table:table-cell office:value-type="string" calcext:value-type="string">
            <text:p><text:s/></text:p>
          </table:table-cell>
          <table:table-cell office:value-type="float" office:value="-0.0123274" calcext:value-type="float">
            <text:p>-0.0123274</text:p>
          </table:table-cell>
          <table:table-cell office:value-type="float" office:value="-0.352617" calcext:value-type="float">
            <text:p>-0.352617</text:p>
          </table:table-cell>
          <table:table-cell office:value-type="float" office:value="-0.0459551" calcext:value-type="float">
            <text:p>-0.0459551</text:p>
          </table:table-cell>
          <table:table-cell office:value-type="float" office:value="0.737448" calcext:value-type="float">
            <text:p>0.737448</text:p>
          </table:table-cell>
          <table:table-cell office:value-type="float" office:value="-0.0663461" calcext:value-type="float">
            <text:p>-0.0663461</text:p>
          </table:table-cell>
          <table:table-cell office:value-type="float" office:value="0.155011" calcext:value-type="float">
            <text:p>0.155011</text:p>
          </table:table-cell>
          <table:table-cell office:value-type="float" office:value="-0.083544" calcext:value-type="float">
            <text:p>-0.08354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93653" calcext:value-type="float">
            <text:p>-0.593653</text:p>
          </table:table-cell>
          <table:table-cell table:style-name="ce1" office:value-type="float" office:value="-1" calcext:value-type="float">
            <text:p>-1.00E+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423" calcext:value-type="float">
            <text:p>99.9423</text:p>
          </table:table-cell>
          <table:table-cell office:value-type="float" office:value="78.9004" calcext:value-type="float">
            <text:p>78.9004</text:p>
          </table:table-cell>
          <table:table-cell office:value-type="float" office:value="73.2853" calcext:value-type="float">
            <text:p>73.2853</text:p>
          </table:table-cell>
          <table:table-cell office:value-type="string" calcext:value-type="string">
            <text:p><text:s/></text:p>
          </table:table-cell>
          <table:table-cell office:value-type="float" office:value="-0.0148274" calcext:value-type="float">
            <text:p>-0.0148274</text:p>
          </table:table-cell>
          <table:table-cell office:value-type="float" office:value="-0.357491" calcext:value-type="float">
            <text:p>-0.357491</text:p>
          </table:table-cell>
          <table:table-cell office:value-type="float" office:value="-0.0409552" calcext:value-type="float">
            <text:p>-0.0409552</text:p>
          </table:table-cell>
          <table:table-cell office:value-type="float" office:value="0.732651" calcext:value-type="float">
            <text:p>0.732651</text:p>
          </table:table-cell>
          <table:table-cell office:value-type="float" office:value="-0.0713461" calcext:value-type="float">
            <text:p>-0.0713461</text:p>
          </table:table-cell>
          <table:table-cell office:value-type="float" office:value="0.155141" calcext:value-type="float">
            <text:p>0.155141</text:p>
          </table:table-cell>
          <table:table-cell office:value-type="float" office:value="-0.088544" calcext:value-type="float">
            <text:p>-0.088544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974798" calcext:value-type="float">
            <text:p>-0.974798</text:p>
          </table:table-cell>
          <table:table-cell office:value-type="float" office:value="1" calcext:value-type="float">
            <text:p>1</text:p>
          </table:table-cell>
          <table:table-cell office:value-type="float" office:value="-0.959487" calcext:value-type="float">
            <text:p>-0.959487</text:p>
          </table:table-cell>
          <table:table-cell office:value-type="float" office:value="-1" calcext:value-type="float">
            <text:p>-1</text:p>
          </table:table-cell>
          <table:table-cell office:value-type="float" office:value="0.0259843" calcext:value-type="float">
            <text:p>0.025984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.789" calcext:value-type="float">
            <text:p>102.789</text:p>
          </table:table-cell>
          <table:table-cell office:value-type="float" office:value="100.17" calcext:value-type="float">
            <text:p>100.17</text:p>
          </table:table-cell>
          <table:table-cell office:value-type="float" office:value="64.8855" calcext:value-type="float">
            <text:p>64.8855</text:p>
          </table:table-cell>
          <table:table-cell office:value-type="string" calcext:value-type="string">
            <text:p><text:s/></text:p>
          </table:table-cell>
          <table:table-cell office:value-type="float" office:value="-0.0146671" calcext:value-type="float">
            <text:p>-0.0146671</text:p>
          </table:table-cell>
          <table:table-cell office:value-type="float" office:value="-0.362077" calcext:value-type="float">
            <text:p>-0.362077</text:p>
          </table:table-cell>
          <table:table-cell office:value-type="float" office:value="-0.0359552" calcext:value-type="float">
            <text:p>-0.0359552</text:p>
          </table:table-cell>
          <table:table-cell office:value-type="float" office:value="0.729583" calcext:value-type="float">
            <text:p>0.729583</text:p>
          </table:table-cell>
          <table:table-cell office:value-type="float" office:value="-0.0763461" calcext:value-type="float">
            <text:p>-0.0763461</text:p>
          </table:table-cell>
          <table:table-cell office:value-type="float" office:value="0.152763" calcext:value-type="float">
            <text:p>0.152763</text:p>
          </table:table-cell>
          <table:table-cell office:value-type="float" office:value="-0.093544" calcext:value-type="float">
            <text:p>-0.093544</text:p>
          </table:table-cell>
          <table:table-cell office:value-type="string" calcext:value-type="string">
            <text:p><text:s/></text:p>
          </table:table-cell>
          <table:table-cell office:value-type="float" office:value="0.064116" calcext:value-type="float">
            <text:p>0.064116</text:p>
          </table:table-cell>
          <table:table-cell office:value-type="float" office:value="-0.917196" calcext:value-type="float">
            <text:p>-0.917196</text:p>
          </table:table-cell>
          <table:table-cell office:value-type="float" office:value="1" calcext:value-type="float">
            <text:p>1</text:p>
          </table:table-cell>
          <table:table-cell office:value-type="float" office:value="-0.613623" calcext:value-type="float">
            <text:p>-0.613623</text:p>
          </table:table-cell>
          <table:table-cell office:value-type="float" office:value="-1" calcext:value-type="float">
            <text:p>-1</text:p>
          </table:table-cell>
          <table:table-cell office:value-type="float" office:value="-0.475705" calcext:value-type="float">
            <text:p>-0.4757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965" calcext:value-type="float">
            <text:p>120.965</text:p>
          </table:table-cell>
          <table:table-cell office:value-type="float" office:value="124.457" calcext:value-type="float">
            <text:p>124.457</text:p>
          </table:table-cell>
          <table:table-cell office:value-type="float" office:value="93.0391" calcext:value-type="float">
            <text:p>93.0391</text:p>
          </table:table-cell>
          <table:table-cell office:value-type="string" calcext:value-type="string">
            <text:p><text:s/></text:p>
          </table:table-cell>
          <table:table-cell office:value-type="float" office:value="-0.0121671" calcext:value-type="float">
            <text:p>-0.0121671</text:p>
          </table:table-cell>
          <table:table-cell office:value-type="float" office:value="-0.366287" calcext:value-type="float">
            <text:p>-0.366287</text:p>
          </table:table-cell>
          <table:table-cell office:value-type="float" office:value="-0.0309552" calcext:value-type="float">
            <text:p>-0.0309552</text:p>
          </table:table-cell>
          <table:table-cell office:value-type="float" office:value="0.728273" calcext:value-type="float">
            <text:p>0.728273</text:p>
          </table:table-cell>
          <table:table-cell office:value-type="float" office:value="-0.0813461" calcext:value-type="float">
            <text:p>-0.0813461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-0.098544" calcext:value-type="float">
            <text:p>-0.09854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842008" calcext:value-type="float">
            <text:p>-0.842008</text:p>
          </table:table-cell>
          <table:table-cell office:value-type="float" office:value="1" calcext:value-type="float">
            <text:p>1</text:p>
          </table:table-cell>
          <table:table-cell office:value-type="float" office:value="-0.262045" calcext:value-type="float">
            <text:p>-0.262045</text:p>
          </table:table-cell>
          <table:table-cell office:value-type="float" office:value="-1" calcext:value-type="float">
            <text:p>-1</text:p>
          </table:table-cell>
          <table:table-cell office:value-type="float" office:value="-0.720598" calcext:value-type="float">
            <text:p>-0.7205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.698" calcext:value-type="float">
            <text:p>138.698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123.092" calcext:value-type="float">
            <text:p>123.092</text:p>
          </table:table-cell>
          <table:table-cell office:value-type="string" calcext:value-type="string">
            <text:p><text:s/></text:p>
          </table:table-cell>
          <table:table-cell office:value-type="float" office:value="-0.00966708" calcext:value-type="float">
            <text:p>-0.00966708</text:p>
          </table:table-cell>
          <table:table-cell office:value-type="float" office:value="-0.370228" calcext:value-type="float">
            <text:p>-0.370228</text:p>
          </table:table-cell>
          <table:table-cell office:value-type="float" office:value="-0.0259552" calcext:value-type="float">
            <text:p>-0.0259552</text:p>
          </table:table-cell>
          <table:table-cell office:value-type="float" office:value="0.728059" calcext:value-type="float">
            <text:p>0.728059</text:p>
          </table:table-cell>
          <table:table-cell office:value-type="float" office:value="-0.0851473" calcext:value-type="float">
            <text:p>-0.0851473</text:p>
          </table:table-cell>
          <table:table-cell office:value-type="float" office:value="0.14479" calcext:value-type="float">
            <text:p>0.14479</text:p>
          </table:table-cell>
          <table:table-cell office:value-type="float" office:value="-0.102682" calcext:value-type="float">
            <text:p>-0.1026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788349" calcext:value-type="float">
            <text:p>-0.788349</text:p>
          </table:table-cell>
          <table:table-cell office:value-type="float" office:value="1" calcext:value-type="float">
            <text:p>1</text:p>
          </table:table-cell>
          <table:table-cell office:value-type="float" office:value="-0.0427645" calcext:value-type="float">
            <text:p>-0.0427645</text:p>
          </table:table-cell>
          <table:table-cell office:value-type="float" office:value="-0.760245" calcext:value-type="float">
            <text:p>-0.760245</text:p>
          </table:table-cell>
          <table:table-cell office:value-type="float" office:value="-0.873898" calcext:value-type="float">
            <text:p>-0.873898</text:p>
          </table:table-cell>
          <table:table-cell office:value-type="float" office:value="-0.827594" calcext:value-type="float">
            <text:p>-0.8275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.68" calcext:value-type="float">
            <text:p>157.68</text:p>
          </table:table-cell>
          <table:table-cell office:value-type="float" office:value="159.241" calcext:value-type="float">
            <text:p>159.241</text:p>
          </table:table-cell>
          <table:table-cell office:value-type="float" office:value="152.139" calcext:value-type="float">
            <text:p>152.139</text:p>
          </table:table-cell>
          <table:table-cell office:value-type="string" calcext:value-type="string">
            <text:p><text:s/></text:p>
          </table:table-cell>
          <table:table-cell office:value-type="float" office:value="-0.00716708" calcext:value-type="float">
            <text:p>-0.00716708</text:p>
          </table:table-cell>
          <table:table-cell office:value-type="float" office:value="-0.373484" calcext:value-type="float">
            <text:p>-0.373484</text:p>
          </table:table-cell>
          <table:table-cell office:value-type="float" office:value="-0.0209552" calcext:value-type="float">
            <text:p>-0.0209552</text:p>
          </table:table-cell>
          <table:table-cell office:value-type="float" office:value="0.728158" calcext:value-type="float">
            <text:p>0.728158</text:p>
          </table:table-cell>
          <table:table-cell office:value-type="float" office:value="-0.0835422" calcext:value-type="float">
            <text:p>-0.0835422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-0.102904" calcext:value-type="float">
            <text:p>-0.1029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651073" calcext:value-type="float">
            <text:p>-0.651073</text:p>
          </table:table-cell>
          <table:table-cell office:value-type="float" office:value="1" calcext:value-type="float">
            <text:p>1</text:p>
          </table:table-cell>
          <table:table-cell office:value-type="float" office:value="0.0199077" calcext:value-type="float">
            <text:p>0.0199077</text:p>
          </table:table-cell>
          <table:table-cell office:value-type="float" office:value="0.321025" calcext:value-type="float">
            <text:p>0.321025</text:p>
          </table:table-cell>
          <table:table-cell office:value-type="float" office:value="-1" calcext:value-type="float">
            <text:p>-1</text:p>
          </table:table-cell>
          <table:table-cell office:value-type="float" office:value="-0.044318" calcext:value-type="float">
            <text:p>-0.04431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.612" calcext:value-type="float">
            <text:p>172.612</text:p>
          </table:table-cell>
          <table:table-cell office:value-type="float" office:value="175.359" calcext:value-type="float">
            <text:p>175.359</text:p>
          </table:table-cell>
          <table:table-cell office:value-type="float" office:value="169.081" calcext:value-type="float">
            <text:p>169.081</text:p>
          </table:table-cell>
          <table:table-cell office:value-type="string" calcext:value-type="string">
            <text:p><text:s/></text:p>
          </table:table-cell>
          <table:table-cell office:value-type="float" office:value="-0.00466708" calcext:value-type="float">
            <text:p>-0.00466708</text:p>
          </table:table-cell>
          <table:table-cell office:value-type="float" office:value="-0.37494" calcext:value-type="float">
            <text:p>-0.37494</text:p>
          </table:table-cell>
          <table:table-cell office:value-type="float" office:value="-0.0159552" calcext:value-type="float">
            <text:p>-0.0159552</text:p>
          </table:table-cell>
          <table:table-cell office:value-type="float" office:value="0.726683" calcext:value-type="float">
            <text:p>0.726683</text:p>
          </table:table-cell>
          <table:table-cell office:value-type="float" office:value="-0.0813938" calcext:value-type="float">
            <text:p>-0.0813938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-0.102745" calcext:value-type="float">
            <text:p>-0.10274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291284" calcext:value-type="float">
            <text:p>-0.291284</text:p>
          </table:table-cell>
          <table:table-cell office:value-type="float" office:value="1" calcext:value-type="float">
            <text:p>1</text:p>
          </table:table-cell>
          <table:table-cell office:value-type="float" office:value="-0.295066" calcext:value-type="float">
            <text:p>-0.295066</text:p>
          </table:table-cell>
          <table:table-cell office:value-type="float" office:value="0.429678" calcext:value-type="float">
            <text:p>0.429678</text:p>
          </table:table-cell>
          <table:table-cell office:value-type="float" office:value="-1" calcext:value-type="float">
            <text:p>-1</text:p>
          </table:table-cell>
          <table:table-cell office:value-type="float" office:value="0.0317205" calcext:value-type="float">
            <text:p>0.03172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.274" calcext:value-type="float">
            <text:p>187.274</text:p>
          </table:table-cell>
          <table:table-cell office:value-type="float" office:value="190.857" calcext:value-type="float">
            <text:p>190.857</text:p>
          </table:table-cell>
          <table:table-cell office:value-type="float" office:value="184.706" calcext:value-type="float">
            <text:p>184.706</text:p>
          </table:table-cell>
          <table:table-cell office:value-type="string" calcext:value-type="string">
            <text:p><text:s/></text:p>
          </table:table-cell>
          <table:table-cell office:value-type="float" office:value="-0.00216709" calcext:value-type="float">
            <text:p>-0.00216709</text:p>
          </table:table-cell>
          <table:table-cell office:value-type="float" office:value="-0.373616" calcext:value-type="float">
            <text:p>-0.373616</text:p>
          </table:table-cell>
          <table:table-cell office:value-type="float" office:value="-0.0109552" calcext:value-type="float">
            <text:p>-0.0109552</text:p>
          </table:table-cell>
          <table:table-cell office:value-type="float" office:value="0.723536" calcext:value-type="float">
            <text:p>0.723536</text:p>
          </table:table-cell>
          <table:table-cell office:value-type="float" office:value="-0.0792548" calcext:value-type="float">
            <text:p>-0.0792548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-0.102604" calcext:value-type="float">
            <text:p>-0.1026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264813" calcext:value-type="float">
            <text:p>0.264813</text:p>
          </table:table-cell>
          <table:table-cell office:value-type="float" office:value="1" calcext:value-type="float">
            <text:p>1</text:p>
          </table:table-cell>
          <table:table-cell office:value-type="float" office:value="-0.62937" calcext:value-type="float">
            <text:p>-0.62937</text:p>
          </table:table-cell>
          <table:table-cell office:value-type="float" office:value="0.427805" calcext:value-type="float">
            <text:p>0.427805</text:p>
          </table:table-cell>
          <table:table-cell office:value-type="float" office:value="-1" calcext:value-type="float">
            <text:p>-1</text:p>
          </table:table-cell>
          <table:table-cell office:value-type="float" office:value="0.0281694" calcext:value-type="float">
            <text:p>0.02816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.873" calcext:value-type="float">
            <text:p>201.873</text:p>
          </table:table-cell>
          <table:table-cell office:value-type="float" office:value="206.131" calcext:value-type="float">
            <text:p>206.131</text:p>
          </table:table-cell>
          <table:table-cell office:value-type="float" office:value="200.385" calcext:value-type="float">
            <text:p>200.385</text:p>
          </table:table-cell>
          <table:table-cell office:value-type="string" calcext:value-type="string">
            <text:p><text:s/></text:p>
          </table:table-cell>
          <table:table-cell office:value-type="float" office:value="0.00033291" calcext:value-type="float">
            <text:p>0.00033291</text:p>
          </table:table-cell>
          <table:table-cell office:value-type="float" office:value="-0.369438" calcext:value-type="float">
            <text:p>-0.369438</text:p>
          </table:table-cell>
          <table:table-cell office:value-type="float" office:value="-0.00595519" calcext:value-type="float">
            <text:p>-0.0059551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-0.077055" calcext:value-type="float">
            <text:p>-0.077055</text:p>
          </table:table-cell>
          <table:table-cell office:value-type="float" office:value="0.12479" calcext:value-type="float">
            <text:p>0.12479</text:p>
          </table:table-cell>
          <table:table-cell office:value-type="float" office:value="-0.102418" calcext:value-type="float">
            <text:p>-0.1024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.835641" calcext:value-type="float">
            <text:p>0.835641</text:p>
          </table:table-cell>
          <table:table-cell office:value-type="float" office:value="1" calcext:value-type="float">
            <text:p>1</text:p>
          </table:table-cell>
          <table:table-cell office:value-type="float" office:value="-0.96145" calcext:value-type="float">
            <text:p>-0.96145</text:p>
          </table:table-cell>
          <table:table-cell office:value-type="float" office:value="0.439948" calcext:value-type="float">
            <text:p>0.439948</text:p>
          </table:table-cell>
          <table:table-cell office:value-type="float" office:value="-1" calcext:value-type="float">
            <text:p>-1</text:p>
          </table:table-cell>
          <table:table-cell office:value-type="float" office:value="0.0372298" calcext:value-type="float">
            <text:p>0.037229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.434" calcext:value-type="float">
            <text:p>216.434</text:p>
          </table:table-cell>
          <table:table-cell office:value-type="float" office:value="221.188" calcext:value-type="float">
            <text:p>221.188</text:p>
          </table:table-cell>
          <table:table-cell office:value-type="float" office:value="216.001" calcext:value-type="float">
            <text:p>216.001</text:p>
          </table:table-cell>
          <table:table-cell office:value-type="string" calcext:value-type="string">
            <text:p><text:s/></text:p>
          </table:table-cell>
          <table:table-cell office:value-type="float" office:value="0.00283291" calcext:value-type="float">
            <text:p>0.00283291</text:p>
          </table:table-cell>
          <table:table-cell office:value-type="float" office:value="-0.364438" calcext:value-type="float">
            <text:p>-0.364438</text:p>
          </table:table-cell>
          <table:table-cell office:value-type="float" office:value="-0.000955193" calcext:value-type="float">
            <text:p>-0.000955193</text:p>
          </table:table-cell>
          <table:table-cell office:value-type="float" office:value="0.713729" calcext:value-type="float">
            <text:p>0.713729</text:p>
          </table:table-cell>
          <table:table-cell office:value-type="float" office:value="-0.0748856" calcext:value-type="float">
            <text:p>-0.0748856</text:p>
          </table:table-cell>
          <table:table-cell office:value-type="float" office:value="0.11979" calcext:value-type="float">
            <text:p>0.11979</text:p>
          </table:table-cell>
          <table:table-cell office:value-type="float" office:value="-0.102243" calcext:value-type="float">
            <text:p>-0.102243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33894" calcext:value-type="float">
            <text:p>0.433894</text:p>
          </table:table-cell>
          <table:table-cell office:value-type="float" office:value="-1" calcext:value-type="float">
            <text:p>-1</text:p>
          </table:table-cell>
          <table:table-cell office:value-type="float" office:value="0.0350888" calcext:value-type="float">
            <text:p>0.035088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4.522" calcext:value-type="float">
            <text:p>174.522</text:p>
          </table:table-cell>
          <table:table-cell office:value-type="float" office:value="179.433" calcext:value-type="float">
            <text:p>179.433</text:p>
          </table:table-cell>
          <table:table-cell office:value-type="float" office:value="173.123" calcext:value-type="float">
            <text:p>173.123</text:p>
          </table:table-cell>
          <table:table-cell office:value-type="string" calcext:value-type="string">
            <text:p><text:s/></text:p>
          </table:table-cell>
          <table:table-cell office:value-type="float" office:value="0.00533291" calcext:value-type="float">
            <text:p>0.00533291</text:p>
          </table:table-cell>
          <table:table-cell office:value-type="float" office:value="-0.368288" calcext:value-type="float">
            <text:p>-0.368288</text:p>
          </table:table-cell>
          <table:table-cell office:value-type="float" office:value="0.0040448" calcext:value-type="float">
            <text:p>0.0040448</text:p>
          </table:table-cell>
          <table:table-cell office:value-type="float" office:value="0.713818" calcext:value-type="float">
            <text:p>0.713818</text:p>
          </table:table-cell>
          <table:table-cell office:value-type="float" office:value="-0.0742137" calcext:value-type="float">
            <text:p>-0.0742137</text:p>
          </table:table-cell>
          <table:table-cell office:value-type="float" office:value="0.11479" calcext:value-type="float">
            <text:p>0.11479</text:p>
          </table:table-cell>
          <table:table-cell office:value-type="float" office:value="-0.103073" calcext:value-type="float">
            <text:p>-0.10307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0.769985" calcext:value-type="float">
            <text:p>-0.769985</text:p>
          </table:table-cell>
          <table:table-cell office:value-type="float" office:value="1" calcext:value-type="float">
            <text:p>1</text:p>
          </table:table-cell>
          <table:table-cell office:value-type="float" office:value="0.0178284" calcext:value-type="float">
            <text:p>0.0178284</text:p>
          </table:table-cell>
          <table:table-cell office:value-type="float" office:value="0.134379" calcext:value-type="float">
            <text:p>0.134379</text:p>
          </table:table-cell>
          <table:table-cell office:value-type="float" office:value="-1" calcext:value-type="float">
            <text:p>-1</text:p>
          </table:table-cell>
          <table:table-cell office:value-type="float" office:value="-0.16602" calcext:value-type="float">
            <text:p>-0.166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0.124" calcext:value-type="float">
            <text:p>130.124</text:p>
          </table:table-cell>
          <table:table-cell office:value-type="float" office:value="133.053" calcext:value-type="float">
            <text:p>133.053</text:p>
          </table:table-cell>
          <table:table-cell office:value-type="float" office:value="129.109" calcext:value-type="float">
            <text:p>129.109</text:p>
          </table:table-cell>
          <table:table-cell office:value-type="string" calcext:value-type="string">
            <text:p><text:s/></text:p>
          </table:table-cell>
          <table:table-cell office:value-type="float" office:value="0.0078329" calcext:value-type="float">
            <text:p>0.0078329</text:p>
          </table:table-cell>
          <table:table-cell office:value-type="float" office:value="-0.373288" calcext:value-type="float">
            <text:p>-0.373288</text:p>
          </table:table-cell>
          <table:table-cell office:value-type="float" office:value="0.0090448" calcext:value-type="float">
            <text:p>0.0090448</text:p>
          </table:table-cell>
          <table:table-cell office:value-type="float" office:value="0.717435" calcext:value-type="float">
            <text:p>0.717435</text:p>
          </table:table-cell>
          <table:table-cell office:value-type="float" office:value="-0.0738017" calcext:value-type="float">
            <text:p>-0.0738017</text:p>
          </table:table-cell>
          <table:table-cell office:value-type="float" office:value="0.113855" calcext:value-type="float">
            <text:p>0.113855</text:p>
          </table:table-cell>
          <table:table-cell office:value-type="float" office:value="-0.10382" calcext:value-type="float">
            <text:p>-0.103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23453" calcext:value-type="float">
            <text:p>7.23E-01</text:p>
          </table:table-cell>
          <table:table-cell table:style-name="ce1" office:value-type="float" office:value="0.0823942" calcext:value-type="float">
            <text:p>8.24E-02</text:p>
          </table:table-cell>
          <table:table-cell table:style-name="ce1" office:value-type="float" office:value="-0.187082" calcext:value-type="float">
            <text:p>-1.87E-01</text:p>
          </table:table-cell>
          <table:table-cell table:style-name="ce1" office:value-type="float" office:value="-0.149561" calcext:value-type="float">
            <text:p>-1.50E-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.0813" calcext:value-type="float">
            <text:p>91.0813</text:p>
          </table:table-cell>
          <table:table-cell office:value-type="float" office:value="92.3746" calcext:value-type="float">
            <text:p>92.3746</text:p>
          </table:table-cell>
          <table:table-cell office:value-type="float" office:value="89.9258" calcext:value-type="float">
            <text:p>89.9258</text:p>
          </table:table-cell>
          <table:table-cell office:value-type="string" calcext:value-type="string">
            <text:p><text:s/></text:p>
          </table:table-cell>
          <table:table-cell office:value-type="float" office:value="0.0103329" calcext:value-type="float">
            <text:p>0.0103329</text:p>
          </table:table-cell>
          <table:table-cell office:value-type="float" office:value="-0.376294" calcext:value-type="float">
            <text:p>-0.376294</text:p>
          </table:table-cell>
          <table:table-cell office:value-type="float" office:value="0.0140448" calcext:value-type="float">
            <text:p>0.0140448</text:p>
          </table:table-cell>
          <table:table-cell office:value-type="float" office:value="0.719528" calcext:value-type="float">
            <text:p>0.719528</text:p>
          </table:table-cell>
          <table:table-cell office:value-type="float" office:value="-0.0735586" calcext:value-type="float">
            <text:p>-0.0735586</text:p>
          </table:table-cell>
          <table:table-cell office:value-type="float" office:value="0.112836" calcext:value-type="float">
            <text:p>0.112836</text:p>
          </table:table-cell>
          <table:table-cell office:value-type="float" office:value="-0.104353" calcext:value-type="float">
            <text:p>-0.104353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-0.601245" calcext:value-type="float">
            <text:p>-0.601245</text:p>
          </table:table-cell>
          <table:table-cell office:value-type="float" office:value="1" calcext:value-type="float">
            <text:p>1</text:p>
          </table:table-cell>
          <table:table-cell office:value-type="float" office:value="0.418475" calcext:value-type="float">
            <text:p>0.418475</text:p>
          </table:table-cell>
          <table:table-cell table:style-name="ce1" office:value-type="float" office:value="0.0486127" calcext:value-type="float">
            <text:p>4.86E-02</text:p>
          </table:table-cell>
          <table:table-cell office:value-type="float" office:value="-0.203689" calcext:value-type="float">
            <text:p>-0.203689</text:p>
          </table:table-cell>
          <table:table-cell table:style-name="ce1" office:value-type="float" office:value="-0.106501" calcext:value-type="float">
            <text:p>-1.07E-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7343" calcext:value-type="float">
            <text:p>51.7343</text:p>
          </table:table-cell>
          <table:table-cell office:value-type="float" office:value="52.3061" calcext:value-type="float">
            <text:p>52.3061</text:p>
          </table:table-cell>
          <table:table-cell office:value-type="float" office:value="51.0281" calcext:value-type="float">
            <text:p>51.0281</text:p>
          </table:table-cell>
          <table:table-cell office:value-type="string" calcext:value-type="string">
            <text:p><text:s/></text:p>
          </table:table-cell>
          <table:table-cell office:value-type="float" office:value="0.0128329" calcext:value-type="float">
            <text:p>0.0128329</text:p>
          </table:table-cell>
          <table:table-cell office:value-type="float" office:value="-0.378304" calcext:value-type="float">
            <text:p>-0.378304</text:p>
          </table:table-cell>
          <table:table-cell office:value-type="float" office:value="0.0190448" calcext:value-type="float">
            <text:p>0.0190448</text:p>
          </table:table-cell>
          <table:table-cell office:value-type="float" office:value="0.720973" calcext:value-type="float">
            <text:p>0.720973</text:p>
          </table:table-cell>
          <table:table-cell office:value-type="float" office:value="-0.0735018" calcext:value-type="float">
            <text:p>-0.0735018</text:p>
          </table:table-cell>
          <table:table-cell office:value-type="float" office:value="0.112543" calcext:value-type="float">
            <text:p>0.112543</text:p>
          </table:table-cell>
          <table:table-cell office:value-type="float" office:value="-0.104714" calcext:value-type="float">
            <text:p>-0.104714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-0.401892" calcext:value-type="float">
            <text:p>-0.401892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0.289116" calcext:value-type="float">
            <text:p>2.89E-01</text:p>
          </table:table-cell>
          <table:table-cell table:style-name="ce1" office:value-type="float" office:value="0.0113692" calcext:value-type="float">
            <text:p>1.14E-02</text:p>
          </table:table-cell>
          <table:table-cell table:style-name="ce1" office:value-type="float" office:value="-0.0587204" calcext:value-type="float">
            <text:p>-5.87E-02</text:p>
          </table:table-cell>
          <table:table-cell table:style-name="ce1" office:value-type="float" office:value="-0.0722584" calcext:value-type="float">
            <text:p>-7.23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8045" calcext:value-type="float">
            <text:p>12.8045</text:p>
          </table:table-cell>
          <table:table-cell office:value-type="float" office:value="13.2784" calcext:value-type="float">
            <text:p>13.2784</text:p>
          </table:table-cell>
          <table:table-cell office:value-type="float" office:value="12.9098" calcext:value-type="float">
            <text:p>12.9098</text:p>
          </table:table-cell>
          <table:table-cell office:value-type="string" calcext:value-type="string">
            <text:p><text:s/></text:p>
          </table:table-cell>
          <table:table-cell office:value-type="float" office:value="0.0138661" calcext:value-type="float">
            <text:p>0.0138661</text:p>
          </table:table-cell>
          <table:table-cell office:value-type="float" office:value="-0.379064" calcext:value-type="float">
            <text:p>-0.379064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721491" calcext:value-type="float">
            <text:p>0.721491</text:p>
          </table:table-cell>
          <table:table-cell office:value-type="float" office:value="-0.073611" calcext:value-type="float">
            <text:p>-0.073611</text:p>
          </table:table-cell>
          <table:table-cell office:value-type="float" office:value="0.112645" calcext:value-type="float">
            <text:p>0.112645</text:p>
          </table:table-cell>
          <table:table-cell office:value-type="float" office:value="-0.104899" calcext:value-type="float">
            <text:p>-0.10489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41327" calcext:value-type="float">
            <text:p>4.13E-01</text:p>
          </table:table-cell>
          <table:table-cell table:style-name="ce1" office:value-type="float" office:value="-0.15214" calcext:value-type="float">
            <text:p>-1.52E-01</text:p>
          </table:table-cell>
          <table:table-cell table:style-name="ce1" office:value-type="float" office:value="0.32304" calcext:value-type="float">
            <text:p>3.23E-01</text:p>
          </table:table-cell>
          <table:table-cell table:style-name="ce1" office:value-type="float" office:value="0.103639" calcext:value-type="float">
            <text:p>1.04E-01</text:p>
          </table:table-cell>
          <table:table-cell table:style-name="ce1" office:value-type="float" office:value="-0.0218393" calcext:value-type="float">
            <text:p>-2.18E-02</text:p>
          </table:table-cell>
          <table:table-cell table:style-name="ce1" office:value-type="float" office:value="0.020378" calcext:value-type="float">
            <text:p>2.04E-02</text:p>
          </table:table-cell>
          <table:table-cell table:style-name="ce1" office:value-type="float" office:value="-0.0370461" calcext:value-type="float">
            <text:p>-3.70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5255" calcext:value-type="float">
            <text:p>0.695255</text:p>
          </table:table-cell>
          <table:table-cell office:value-type="float" office:value="0.489466" calcext:value-type="float">
            <text:p>0.489466</text:p>
          </table:table-cell>
          <table:table-cell office:value-type="float" office:value="0.134543" calcext:value-type="float">
            <text:p>0.134543</text:p>
          </table:table-cell>
          <table:table-cell office:value-type="string" calcext:value-type="string">
            <text:p><text:s/></text:p>
          </table:table-cell>
          <table:table-cell office:value-type="float" office:value="0.0138077" calcext:value-type="float">
            <text:p>0.0138077</text:p>
          </table:table-cell>
          <table:table-cell office:value-type="float" office:value="-0.37917" calcext:value-type="float">
            <text:p>-0.37917</text:p>
          </table:table-cell>
          <table:table-cell office:value-type="float" office:value="0.0207193" calcext:value-type="float">
            <text:p>0.0207193</text:p>
          </table:table-cell>
          <table:table-cell office:value-type="float" office:value="0.721565" calcext:value-type="float">
            <text:p>0.721565</text:p>
          </table:table-cell>
          <table:table-cell office:value-type="float" office:value="-0.0737383" calcext:value-type="float">
            <text:p>-0.0737383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-0.104996" calcext:value-type="float">
            <text:p>-0.10499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233671" calcext:value-type="float">
            <text:p>-2.34E-02</text:p>
          </table:table-cell>
          <table:table-cell table:style-name="ce1" office:value-type="float" office:value="-0.021242" calcext:value-type="float">
            <text:p>-2.12E-02</text:p>
          </table:table-cell>
          <table:table-cell table:style-name="ce1" office:value-type="float" office:value="0.0118597" calcext:value-type="float">
            <text:p>1.19E-02</text:p>
          </table:table-cell>
          <table:table-cell table:style-name="ce1" office:value-type="float" office:value="0.0148076" calcext:value-type="float">
            <text:p>1.48E-02</text:p>
          </table:table-cell>
          <table:table-cell table:style-name="ce1" office:value-type="float" office:value="-0.0254589" calcext:value-type="float">
            <text:p>-2.55E-02</text:p>
          </table:table-cell>
          <table:table-cell table:style-name="ce1" office:value-type="float" office:value="0.0170213" calcext:value-type="float">
            <text:p>1.70E-02</text:p>
          </table:table-cell>
          <table:table-cell table:style-name="ce1" office:value-type="float" office:value="-0.0193373" calcext:value-type="float">
            <text:p>-1.93E-0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1644" calcext:value-type="float">
            <text:p>0.521644</text:p>
          </table:table-cell>
          <table:table-cell office:value-type="float" office:value="0.392809" calcext:value-type="float">
            <text:p>0.392809</text:p>
          </table:table-cell>
          <table:table-cell office:value-type="float" office:value="0.376697" calcext:value-type="float">
            <text:p>0.376697</text:p>
          </table:table-cell>
          <table:table-cell office:value-type="string" calcext:value-type="string">
            <text:p><text:s/>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-0.379064" calcext:value-type="float">
            <text:p>-0.37906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721528" calcext:value-type="float">
            <text:p>0.721528</text:p>
          </table:table-cell>
          <table:table-cell office:value-type="float" office:value="-0.0737482" calcext:value-type="float">
            <text:p>-0.0737482</text:p>
          </table:table-cell>
          <table:table-cell office:value-type="float" office:value="0.112686" calcext:value-type="float">
            <text:p>0.112686</text:p>
          </table:table-cell>
          <table:table-cell office:value-type="float" office:value="-0.105003" calcext:value-type="float">
            <text:p>-0.105003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228098" calcext:value-type="float">
            <text:p>-2.28E-03</text:p>
          </table:table-cell>
          <table:table-cell table:style-name="ce1" office:value-type="float" office:value="0.0213198" calcext:value-type="float">
            <text:p>2.13E-02</text:p>
          </table:table-cell>
          <table:table-cell table:style-name="ce1" office:value-type="float" office:value="-0.000658082" calcext:value-type="float">
            <text:p>-6.58E-04</text:p>
          </table:table-cell>
          <table:table-cell table:style-name="ce1" office:value-type="float" office:value="-0.00740987" calcext:value-type="float">
            <text:p>-7.41E-03</text:p>
          </table:table-cell>
          <table:table-cell table:style-name="ce1" office:value-type="float" office:value="-0.00198329" calcext:value-type="float">
            <text:p>-1.98E-03</text:p>
          </table:table-cell>
          <table:table-cell table:style-name="ce1" office:value-type="float" office:value="-0.00871645" calcext:value-type="float">
            <text:p>-8.72E-03</text:p>
          </table:table-cell>
          <table:table-cell table:style-name="ce1" office:value-type="float" office:value="-0.00142964" calcext:value-type="float">
            <text:p>-1.43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3636" calcext:value-type="float">
            <text:p>0.533636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62899" calcext:value-type="float">
            <text:p>0.362899</text:p>
          </table:table-cell>
          <table:table-cell office:value-type="string" calcext:value-type="string">
            <text:p><text:s/>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-0.379096" calcext:value-type="float">
            <text:p>-0.379096</text:p>
          </table:table-cell>
          <table:table-cell office:value-type="float" office:value="0.0207231" calcext:value-type="float">
            <text:p>0.0207231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-0.0737572" calcext:value-type="float">
            <text:p>-0.0737572</text:p>
          </table:table-cell>
          <table:table-cell office:value-type="float" office:value="0.112702" calcext:value-type="float">
            <text:p>0.112702</text:p>
          </table:table-cell>
          <table:table-cell office:value-type="float" office:value="-0.10501" calcext:value-type="float">
            <text:p>-0.1050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119436" calcext:value-type="float">
            <text:p>-1.19E-03</text:p>
          </table:table-cell>
          <table:table-cell table:style-name="ce1" office:value-type="float" office:value="-0.00640654" calcext:value-type="float">
            <text:p>-6.41E-03</text:p>
          </table:table-cell>
          <table:table-cell table:style-name="ce1" office:value-type="float" office:value="0.00142103" calcext:value-type="float">
            <text:p>1.42E-03</text:p>
          </table:table-cell>
          <table:table-cell table:style-name="ce1" office:value-type="float" office:value="0.00279677" calcext:value-type="float">
            <text:p>2.80E-03</text:p>
          </table:table-cell>
          <table:table-cell table:style-name="ce1" office:value-type="float" office:value="-0.00179885" calcext:value-type="float">
            <text:p>-1.80E-03</text:p>
          </table:table-cell>
          <table:table-cell table:style-name="ce1" office:value-type="float" office:value="0.00321186" calcext:value-type="float">
            <text:p>3.21E-03</text:p>
          </table:table-cell>
          <table:table-cell table:style-name="ce1" office:value-type="float" office:value="-0.00139752" calcext:value-type="float">
            <text:p>-1.40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8943" calcext:value-type="float">
            <text:p>0.528943</text:p>
          </table:table-cell>
          <table:table-cell office:value-type="float" office:value="0.37497" calcext:value-type="float">
            <text:p>0.37497</text:p>
          </table:table-cell>
          <table:table-cell office:value-type="float" office:value="0.397189" calcext:value-type="float">
            <text:p>0.397189</text:p>
          </table:table-cell>
          <table:table-cell office:value-type="string" calcext:value-type="string">
            <text:p><text:s/></text:p>
          </table:table-cell>
          <table:table-cell office:value-type="float" office:value="0.0138008" calcext:value-type="float">
            <text:p>0.0138008</text:p>
          </table:table-cell>
          <table:table-cell office:value-type="float" office:value="-0.379078" calcext:value-type="float">
            <text:p>-0.379078</text:p>
          </table:table-cell>
          <table:table-cell office:value-type="float" office:value="0.0207199" calcext:value-type="float">
            <text:p>0.0207199</text:p>
          </table:table-cell>
          <table:table-cell office:value-type="float" office:value="0.721534" calcext:value-type="float">
            <text:p>0.721534</text:p>
          </table:table-cell>
          <table:table-cell office:value-type="float" office:value="-0.0737527" calcext:value-type="float">
            <text:p>-0.0737527</text:p>
          </table:table-cell>
          <table:table-cell office:value-type="float" office:value="0.112693" calcext:value-type="float">
            <text:p>0.112693</text:p>
          </table:table-cell>
          <table:table-cell office:value-type="float" office:value="-0.105007" calcext:value-type="float">
            <text:p>-0.105007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723134" calcext:value-type="float">
            <text:p>7.23E-04</text:p>
          </table:table-cell>
          <table:table-cell office:value-type="float" office:value="0.00354121" calcext:value-type="float">
            <text:p>0.00354121</text:p>
          </table:table-cell>
          <table:table-cell table:style-name="ce1" office:value-type="float" office:value="-0.000637124" calcext:value-type="float">
            <text:p>-6.37E-04</text:p>
          </table:table-cell>
          <table:table-cell table:style-name="ce1" office:value-type="float" office:value="-0.00165002" calcext:value-type="float">
            <text:p>-1.65E-03</text:p>
          </table:table-cell>
          <table:table-cell table:style-name="ce1" office:value-type="float" office:value="0.000887293" calcext:value-type="float">
            <text:p>8.87E-04</text:p>
          </table:table-cell>
          <table:table-cell table:style-name="ce1" office:value-type="float" office:value="-0.00188276" calcext:value-type="float">
            <text:p>-1.88E-03</text:p>
          </table:table-cell>
          <table:table-cell table:style-name="ce1" office:value-type="float" office:value="0.000686322" calcext:value-type="float">
            <text:p>6.86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1031" calcext:value-type="float">
            <text:p>0.531031</text:p>
          </table:table-cell>
          <table:table-cell office:value-type="float" office:value="0.375294" calcext:value-type="float">
            <text:p>0.375294</text:p>
          </table:table-cell>
          <table:table-cell office:value-type="float" office:value="0.372158" calcext:value-type="float">
            <text:p>0.372158</text:p>
          </table:table-cell>
          <table:table-cell office:value-type="string" calcext:value-type="string">
            <text:p><text:s/></text:p>
          </table:table-cell>
          <table:table-cell office:value-type="float" office:value="0.0137998" calcext:value-type="float">
            <text:p>0.0137998</text:p>
          </table:table-cell>
          <table:table-cell office:value-type="float" office:value="-0.379098" calcext:value-type="float">
            <text:p>-0.379098</text:p>
          </table:table-cell>
          <table:table-cell office:value-type="float" office:value="0.0207226" calcext:value-type="float">
            <text:p>0.0207226</text:p>
          </table:table-cell>
          <table:table-cell office:value-type="float" office:value="0.721542" calcext:value-type="float">
            <text:p>0.721542</text:p>
          </table:table-cell>
          <table:table-cell office:value-type="float" office:value="-0.0737555" calcext:value-type="float">
            <text:p>-0.0737555</text:p>
          </table:table-cell>
          <table:table-cell office:value-type="float" office:value="0.112702" calcext:value-type="float">
            <text:p>0.112702</text:p>
          </table:table-cell>
          <table:table-cell office:value-type="float" office:value="-0.105009" calcext:value-type="float">
            <text:p>-0.10500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37693" calcext:value-type="float">
            <text:p>-3.77E-04</text:p>
          </table:table-cell>
          <table:table-cell table:style-name="ce1" office:value-type="float" office:value="-0.00397405" calcext:value-type="float">
            <text:p>-3.97E-03</text:p>
          </table:table-cell>
          <table:table-cell table:style-name="ce1" office:value-type="float" office:value="0.000541701" calcext:value-type="float">
            <text:p>5.42E-04</text:p>
          </table:table-cell>
          <table:table-cell table:style-name="ce1" office:value-type="float" office:value="0.00163578" calcext:value-type="float">
            <text:p>1.64E-03</text:p>
          </table:table-cell>
          <table:table-cell table:style-name="ce1" office:value-type="float" office:value="-0.000552781" calcext:value-type="float">
            <text:p>-5.53E-04</text:p>
          </table:table-cell>
          <table:table-cell table:style-name="ce1" office:value-type="float" office:value="0.00189665" calcext:value-type="float">
            <text:p>1.90E-03</text:p>
          </table:table-cell>
          <table:table-cell table:style-name="ce1" office:value-type="float" office:value="-0.000434375" calcext:value-type="float">
            <text:p>-4.34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4458" calcext:value-type="float">
            <text:p>51.4458</text:p>
          </table:table-cell>
          <table:table-cell office:value-type="float" office:value="41.5448" calcext:value-type="float">
            <text:p>41.5448</text:p>
          </table:table-cell>
          <table:table-cell office:value-type="float" office:value="65.6639" calcext:value-type="float">
            <text:p>65.6639</text:p>
          </table:table-cell>
          <table:table-cell office:value-type="string" calcext:value-type="string">
            <text:p><text:s/></text:p>
          </table:table-cell>
          <table:table-cell office:value-type="float" office:value="0.0112998" calcext:value-type="float">
            <text:p>0.0112998</text:p>
          </table:table-cell>
          <table:table-cell office:value-type="float" office:value="-0.37978" calcext:value-type="float">
            <text:p>-0.37978</text:p>
          </table:table-cell>
          <table:table-cell office:value-type="float" office:value="0.0200484" calcext:value-type="float">
            <text:p>0.0200484</text:p>
          </table:table-cell>
          <table:table-cell office:value-type="float" office:value="0.723675" calcext:value-type="float">
            <text:p>0.723675</text:p>
          </table:table-cell>
          <table:table-cell office:value-type="float" office:value="-0.0787555" calcext:value-type="float">
            <text:p>-0.0787555</text:p>
          </table:table-cell>
          <table:table-cell office:value-type="float" office:value="0.117165" calcext:value-type="float">
            <text:p>0.117165</text:p>
          </table:table-cell>
          <table:table-cell office:value-type="float" office:value="-0.110009" calcext:value-type="float">
            <text:p>-0.11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-0.136466" calcext:value-type="float">
            <text:p>-0.136466</text:p>
          </table:table-cell>
          <table:table-cell office:value-type="float" office:value="-0.134844" calcext:value-type="float">
            <text:p>-0.134844</text:p>
          </table:table-cell>
          <table:table-cell office:value-type="float" office:value="0.426582" calcext:value-type="float">
            <text:p>0.426582</text:p>
          </table:table-cell>
          <table:table-cell office:value-type="float" office:value="-1" calcext:value-type="float">
            <text:p>-1</text:p>
          </table:table-cell>
          <table:table-cell office:value-type="float" office:value="0.892467" calcext:value-type="float">
            <text:p>0.89246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3343" calcext:value-type="float">
            <text:p>85.3343</text:p>
          </table:table-cell>
          <table:table-cell office:value-type="float" office:value="71.3289" calcext:value-type="float">
            <text:p>71.3289</text:p>
          </table:table-cell>
          <table:table-cell office:value-type="float" office:value="108.107" calcext:value-type="float">
            <text:p>108.107</text:p>
          </table:table-cell>
          <table:table-cell office:value-type="string" calcext:value-type="string">
            <text:p><text:s/></text:p>
          </table:table-cell>
          <table:table-cell office:value-type="float" office:value="0.00879984" calcext:value-type="float">
            <text:p>0.00879984</text:p>
          </table:table-cell>
          <table:table-cell office:value-type="float" office:value="-0.377667" calcext:value-type="float">
            <text:p>-0.377667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724694" calcext:value-type="float">
            <text:p>0.724694</text:p>
          </table:table-cell>
          <table:table-cell office:value-type="float" office:value="-0.0837555" calcext:value-type="float">
            <text:p>-0.0837555</text:p>
          </table:table-cell>
          <table:table-cell office:value-type="float" office:value="0.122165" calcext:value-type="float">
            <text:p>0.122165</text:p>
          </table:table-cell>
          <table:table-cell office:value-type="float" office:value="-0.115009" calcext:value-type="float">
            <text:p>-0.11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422724" calcext:value-type="float">
            <text:p>0.422724</text:p>
          </table:table-cell>
          <table:table-cell office:value-type="float" office:value="-0.461993" calcext:value-type="float">
            <text:p>-0.461993</text:p>
          </table:table-cell>
          <table:table-cell office:value-type="float" office:value="0.203711" calcext:value-type="float">
            <text:p>0.2037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1.073" calcext:value-type="float">
            <text:p>111.073</text:p>
          </table:table-cell>
          <table:table-cell office:value-type="float" office:value="93.3716" calcext:value-type="float">
            <text:p>93.3716</text:p>
          </table:table-cell>
          <table:table-cell office:value-type="float" office:value="142.109" calcext:value-type="float">
            <text:p>142.109</text:p>
          </table:table-cell>
          <table:table-cell office:value-type="string" calcext:value-type="string">
            <text:p><text:s/></text:p>
          </table:table-cell>
          <table:table-cell office:value-type="float" office:value="0.00629984" calcext:value-type="float">
            <text:p>0.00629984</text:p>
          </table:table-cell>
          <table:table-cell office:value-type="float" office:value="-0.374474" calcext:value-type="float">
            <text:p>-0.374474</text:p>
          </table:table-cell>
          <table:table-cell office:value-type="float" office:value="0.0147688" calcext:value-type="float">
            <text:p>0.0147688</text:p>
          </table:table-cell>
          <table:table-cell office:value-type="float" office:value="0.724987" calcext:value-type="float">
            <text:p>0.724987</text:p>
          </table:table-cell>
          <table:table-cell office:value-type="float" office:value="-0.0887555" calcext:value-type="float">
            <text:p>-0.0887555</text:p>
          </table:table-cell>
          <table:table-cell office:value-type="float" office:value="0.127165" calcext:value-type="float">
            <text:p>0.127165</text:p>
          </table:table-cell>
          <table:table-cell office:value-type="float" office:value="-0.120009" calcext:value-type="float">
            <text:p>-0.12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638534" calcext:value-type="float">
            <text:p>0.638534</text:p>
          </table:table-cell>
          <table:table-cell office:value-type="float" office:value="-0.593931" calcext:value-type="float">
            <text:p>-0.593931</text:p>
          </table:table-cell>
          <table:table-cell office:value-type="float" office:value="0.0586285" calcext:value-type="float">
            <text:p>0.05862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.515" calcext:value-type="float">
            <text:p>132.515</text:p>
          </table:table-cell>
          <table:table-cell office:value-type="float" office:value="112.756" calcext:value-type="float">
            <text:p>112.756</text:p>
          </table:table-cell>
          <table:table-cell office:value-type="float" office:value="171.916" calcext:value-type="float">
            <text:p>171.916</text:p>
          </table:table-cell>
          <table:table-cell office:value-type="string" calcext:value-type="string">
            <text:p><text:s/></text:p>
          </table:table-cell>
          <table:table-cell office:value-type="float" office:value="0.00379984" calcext:value-type="float">
            <text:p>0.00379984</text:p>
          </table:table-cell>
          <table:table-cell office:value-type="float" office:value="-0.369692" calcext:value-type="float">
            <text:p>-0.369692</text:p>
          </table:table-cell>
          <table:table-cell office:value-type="float" office:value="0.0113492" calcext:value-type="float">
            <text:p>0.0113492</text:p>
          </table:table-cell>
          <table:table-cell office:value-type="float" office:value="0.724659" calcext:value-type="float">
            <text:p>0.724659</text:p>
          </table:table-cell>
          <table:table-cell office:value-type="float" office:value="-0.0937555" calcext:value-type="float">
            <text:p>-0.0937555</text:p>
          </table:table-cell>
          <table:table-cell office:value-type="float" office:value="0.132165" calcext:value-type="float">
            <text:p>0.132165</text:p>
          </table:table-cell>
          <table:table-cell office:value-type="float" office:value="-0.125009" calcext:value-type="float">
            <text:p>-0.12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956466" calcext:value-type="float">
            <text:p>0.956466</text:p>
          </table:table-cell>
          <table:table-cell office:value-type="float" office:value="-0.683923" calcext:value-type="float">
            <text:p>-0.683923</text:p>
          </table:table-cell>
          <table:table-cell office:value-type="float" office:value="-0.0655385" calcext:value-type="float">
            <text:p>-0.06553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1.823" calcext:value-type="float">
            <text:p>151.823</text:p>
          </table:table-cell>
          <table:table-cell office:value-type="float" office:value="130.867" calcext:value-type="float">
            <text:p>130.867</text:p>
          </table:table-cell>
          <table:table-cell office:value-type="float" office:value="199.121" calcext:value-type="float">
            <text:p>199.121</text:p>
          </table:table-cell>
          <table:table-cell office:value-type="string" calcext:value-type="string">
            <text:p><text:s/></text:p>
          </table:table-cell>
          <table:table-cell office:value-type="float" office:value="0.00129984" calcext:value-type="float">
            <text:p>0.00129984</text:p>
          </table:table-cell>
          <table:table-cell office:value-type="float" office:value="-0.364692" calcext:value-type="float">
            <text:p>-0.364692</text:p>
          </table:table-cell>
          <table:table-cell office:value-type="float" office:value="0.00738695" calcext:value-type="float">
            <text:p>0.00738695</text:p>
          </table:table-cell>
          <table:table-cell office:value-type="float" office:value="0.72327" calcext:value-type="float">
            <text:p>0.72327</text:p>
          </table:table-cell>
          <table:table-cell office:value-type="float" office:value="-0.0987555" calcext:value-type="float">
            <text:p>-0.0987555</text:p>
          </table:table-cell>
          <table:table-cell office:value-type="float" office:value="0.137165" calcext:value-type="float">
            <text:p>0.137165</text:p>
          </table:table-cell>
          <table:table-cell office:value-type="float" office:value="-0.130009" calcext:value-type="float">
            <text:p>-0.13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792446" calcext:value-type="float">
            <text:p>-0.792446</text:p>
          </table:table-cell>
          <table:table-cell office:value-type="float" office:value="-0.277943" calcext:value-type="float">
            <text:p>-0.277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4.611" calcext:value-type="float">
            <text:p>164.611</text:p>
          </table:table-cell>
          <table:table-cell office:value-type="float" office:value="144.919" calcext:value-type="float">
            <text:p>144.919</text:p>
          </table:table-cell>
          <table:table-cell office:value-type="float" office:value="219.201" calcext:value-type="float">
            <text:p>219.201</text:p>
          </table:table-cell>
          <table:table-cell office:value-type="string" calcext:value-type="string">
            <text:p><text:s/></text:p>
          </table:table-cell>
          <table:table-cell office:value-type="float" office:value="-0.00120015" calcext:value-type="float">
            <text:p>-0.00120015</text:p>
          </table:table-cell>
          <table:table-cell office:value-type="float" office:value="-0.359692" calcext:value-type="float">
            <text:p>-0.359692</text:p>
          </table:table-cell>
          <table:table-cell office:value-type="float" office:value="0.00245911" calcext:value-type="float">
            <text:p>0.00245911</text:p>
          </table:table-cell>
          <table:table-cell office:value-type="float" office:value="0.719702" calcext:value-type="float">
            <text:p>0.719702</text:p>
          </table:table-cell>
          <table:table-cell office:value-type="float" office:value="-0.103755" calcext:value-type="float">
            <text:p>-0.103755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-0.135009" calcext:value-type="float">
            <text:p>-0.13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85568" calcext:value-type="float">
            <text:p>-0.985568</text:p>
          </table:table-cell>
          <table:table-cell office:value-type="float" office:value="-0.713495" calcext:value-type="float">
            <text:p>-0.7134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225.851" calcext:value-type="float">
            <text:p>225.851</text:p>
          </table:table-cell>
          <table:table-cell office:value-type="string" calcext:value-type="string">
            <text:p><text:s/></text:p>
          </table:table-cell>
          <table:table-cell office:value-type="float" office:value="-0.00370015" calcext:value-type="float">
            <text:p>-0.00370015</text:p>
          </table:table-cell>
          <table:table-cell office:value-type="float" office:value="-0.354692" calcext:value-type="float">
            <text:p>-0.354692</text:p>
          </table:table-cell>
          <table:table-cell office:value-type="float" office:value="-0.00254088" calcext:value-type="float">
            <text:p>-0.00254088</text:p>
          </table:table-cell>
          <table:table-cell office:value-type="float" office:value="0.714702" calcext:value-type="float">
            <text:p>0.714702</text:p>
          </table:table-cell>
          <table:table-cell office:value-type="float" office:value="-0.108755" calcext:value-type="float">
            <text:p>-0.108755</text:p>
          </table:table-cell>
          <table:table-cell office:value-type="float" office:value="0.146181" calcext:value-type="float">
            <text:p>0.146181</text:p>
          </table:table-cell>
          <table:table-cell office:value-type="float" office:value="-0.140009" calcext:value-type="float">
            <text:p>-0.140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803319" calcext:value-type="float">
            <text:p>0.8033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.646" calcext:value-type="float">
            <text:p>158.646</text:p>
          </table:table-cell>
          <table:table-cell office:value-type="float" office:value="156.312" calcext:value-type="float">
            <text:p>156.312</text:p>
          </table:table-cell>
          <table:table-cell office:value-type="float" office:value="226.137" calcext:value-type="float">
            <text:p>226.137</text:p>
          </table:table-cell>
          <table:table-cell office:value-type="string" calcext:value-type="string">
            <text:p><text:s/></text:p>
          </table:table-cell>
          <table:table-cell office:value-type="float" office:value="-0.00620015" calcext:value-type="float">
            <text:p>-0.00620015</text:p>
          </table:table-cell>
          <table:table-cell office:value-type="float" office:value="-0.349692" calcext:value-type="float">
            <text:p>-0.349692</text:p>
          </table:table-cell>
          <table:table-cell office:value-type="float" office:value="-0.00754088" calcext:value-type="float">
            <text:p>-0.00754088</text:p>
          </table:table-cell>
          <table:table-cell office:value-type="float" office:value="0.709702" calcext:value-type="float">
            <text:p>0.709702</text:p>
          </table:table-cell>
          <table:table-cell office:value-type="float" office:value="-0.113755" calcext:value-type="float">
            <text:p>-0.113755</text:p>
          </table:table-cell>
          <table:table-cell office:value-type="float" office:value="0.145108" calcext:value-type="float">
            <text:p>0.145108</text:p>
          </table:table-cell>
          <table:table-cell office:value-type="float" office:value="-0.145009" calcext:value-type="float">
            <text:p>-0.14500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14559" calcext:value-type="float">
            <text:p>-0.21455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1:53:39.954223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0:48:49.291538671</meta:creation-date>
    <dc:date>2016-12-16T01:55:46.579694602</dc:date>
    <meta:editing-duration>PT17M24S</meta:editing-duration>
    <meta:editing-cycles>5</meta:editing-cycles>
    <meta:generator>LibreOffice/5.2.3.3$Linux_X86_64 LibreOffice_project/20m0$Build-3</meta:generator>
    <meta:document-statistic meta:table-count="1" meta:cell-count="10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Sheet1.A1:Sheet1.D50" chart:data-source-has-labels="row" svg:x="1.331cm" svg:y="0.18cm" svg:width="12.079cm" svg:height="7.659cm">
          <chartooo:coordinate-region svg:x="2.138cm" svg:y="0.379cm" svg:width="11.086cm" svg:height="6.813cm"/>
          <chart:axis chart:dimension="x" chart:name="primary-x" chart:style-name="ch4">
            <chart:title svg:x="5.858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058cm" chart:style-name="ch6">
              <text:p>Tracking error</text:p>
            </chart:title>
            <chart:grid chart:style-name="ch7" chart:class="major"/>
          </chart:axis>
          <chart:series chart:style-name="ch8" chart:values-cell-range-address="Sheet1.B1:Sheet1.B50" loext:label-string="point1" chart:class="chart:scatter">
            <chart:domain table:cell-range-address="Sheet1.A1:Sheet1.A50"/>
            <chart:data-point chart:repeated="50"/>
          </chart:series>
          <chart:series chart:style-name="ch9" chart:values-cell-range-address="Sheet1.C1:Sheet1.C50" loext:label-string="point2" chart:class="chart:scatter">
            <chart:data-point chart:repeated="50"/>
          </chart:series>
          <chart:series chart:style-name="ch10" chart:values-cell-range-address="Sheet1.D1:Sheet1.D50" loext:label-string="point3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int1</text:p>
              </table:table-cell>
              <table:table-cell office:value-type="string">
                <text:p>point2</text:p>
              </table:table-cell>
              <table:table-cell office:value-type="string">
                <text:p>point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B1:Sheet1.B50</svg:desc>
                </draw:g>
              </table:table-cell>
              <table:table-cell office:value-type="float" office:value="0">
                <text:p>0</text:p>
                <draw:g>
                  <svg:desc>Sheet1.C1:Sheet1.C50</svg:desc>
                </draw:g>
              </table:table-cell>
              <table:table-cell office:value-type="float" office:value="0">
                <text:p>0</text:p>
                <draw:g>
                  <svg:desc>Sheet1.D1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2166">
                <text:p>58.2166</text:p>
              </table:table-cell>
              <table:table-cell office:value-type="float" office:value="58.1924">
                <text:p>58.1924</text:p>
              </table:table-cell>
              <table:table-cell office:value-type="float" office:value="58.2977">
                <text:p>58.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4.6659">
                <text:p>74.6659</text:p>
              </table:table-cell>
              <table:table-cell office:value-type="float" office:value="75.6379">
                <text:p>75.6379</text:p>
              </table:table-cell>
              <table:table-cell office:value-type="float" office:value="74.8902">
                <text:p>74.8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.7768">
                <text:p>89.7768</text:p>
              </table:table-cell>
              <table:table-cell office:value-type="float" office:value="92.0391">
                <text:p>92.0391</text:p>
              </table:table-cell>
              <table:table-cell office:value-type="float" office:value="90.7341">
                <text:p>90.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4.291">
                <text:p>104.291</text:p>
              </table:table-cell>
              <table:table-cell office:value-type="float" office:value="107.598">
                <text:p>107.598</text:p>
              </table:table-cell>
              <table:table-cell office:value-type="float" office:value="106.497">
                <text:p>106.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8.25">
                <text:p>118.25</text:p>
              </table:table-cell>
              <table:table-cell office:value-type="float" office:value="122.837">
                <text:p>122.837</text:p>
              </table:table-cell>
              <table:table-cell office:value-type="float" office:value="122.364">
                <text:p>122.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2.55">
                <text:p>152.55</text:p>
              </table:table-cell>
              <table:table-cell office:value-type="float" office:value="160.947">
                <text:p>160.947</text:p>
              </table:table-cell>
              <table:table-cell office:value-type="float" office:value="159.151">
                <text:p>159.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5.224">
                <text:p>185.224</text:p>
              </table:table-cell>
              <table:table-cell office:value-type="float" office:value="197.561">
                <text:p>197.561</text:p>
              </table:table-cell>
              <table:table-cell office:value-type="float" office:value="194.665">
                <text:p>194.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2.737">
                <text:p>222.737</text:p>
              </table:table-cell>
              <table:table-cell office:value-type="float" office:value="239.723">
                <text:p>239.723</text:p>
              </table:table-cell>
              <table:table-cell office:value-type="float" office:value="234.103">
                <text:p>234.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3.809">
                <text:p>263.809</text:p>
              </table:table-cell>
              <table:table-cell office:value-type="float" office:value="285.417">
                <text:p>285.417</text:p>
              </table:table-cell>
              <table:table-cell office:value-type="float" office:value="277.412">
                <text:p>277.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7.429">
                <text:p>257.429</text:p>
              </table:table-cell>
              <table:table-cell office:value-type="float" office:value="269.162">
                <text:p>269.162</text:p>
              </table:table-cell>
              <table:table-cell office:value-type="float" office:value="270.427">
                <text:p>270.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47.928">
                <text:p>247.928</text:p>
              </table:table-cell>
              <table:table-cell office:value-type="float" office:value="252.468">
                <text:p>252.468</text:p>
              </table:table-cell>
              <table:table-cell office:value-type="float" office:value="259.189">
                <text:p>259.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3.019">
                <text:p>243.019</text:p>
              </table:table-cell>
              <table:table-cell office:value-type="float" office:value="240.624">
                <text:p>240.624</text:p>
              </table:table-cell>
              <table:table-cell office:value-type="float" office:value="251.399">
                <text:p>251.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4.611">
                <text:p>224.611</text:p>
              </table:table-cell>
              <table:table-cell office:value-type="float" office:value="213.162">
                <text:p>213.162</text:p>
              </table:table-cell>
              <table:table-cell office:value-type="float" office:value="233.299">
                <text:p>233.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4.322">
                <text:p>174.322</text:p>
              </table:table-cell>
              <table:table-cell office:value-type="float" office:value="153.905">
                <text:p>153.905</text:p>
              </table:table-cell>
              <table:table-cell office:value-type="float" office:value="184.775">
                <text:p>184.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5.27">
                <text:p>125.27</text:p>
              </table:table-cell>
              <table:table-cell office:value-type="float" office:value="96.187">
                <text:p>96.187</text:p>
              </table:table-cell>
              <table:table-cell office:value-type="float" office:value="137.662">
                <text:p>137.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1.1712">
                <text:p>91.1712</text:p>
              </table:table-cell>
              <table:table-cell office:value-type="float" office:value="54.955">
                <text:p>54.955</text:p>
              </table:table-cell>
              <table:table-cell office:value-type="float" office:value="111.148">
                <text:p>111.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6.1704">
                <text:p>96.1704</text:p>
              </table:table-cell>
              <table:table-cell office:value-type="float" office:value="55.5338">
                <text:p>55.5338</text:p>
              </table:table-cell>
              <table:table-cell office:value-type="float" office:value="120.591">
                <text:p>120.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9.71">
                <text:p>109.71</text:p>
              </table:table-cell>
              <table:table-cell office:value-type="float" office:value="63.974">
                <text:p>63.974</text:p>
              </table:table-cell>
              <table:table-cell office:value-type="float" office:value="133.485">
                <text:p>133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4.608">
                <text:p>114.608</text:p>
              </table:table-cell>
              <table:table-cell office:value-type="float" office:value="63.6283">
                <text:p>63.6283</text:p>
              </table:table-cell>
              <table:table-cell office:value-type="float" office:value="141.922">
                <text:p>141.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9.813">
                <text:p>109.813</text:p>
              </table:table-cell>
              <table:table-cell office:value-type="float" office:value="68.3251">
                <text:p>68.3251</text:p>
              </table:table-cell>
              <table:table-cell office:value-type="float" office:value="108.898">
                <text:p>108.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.9423">
                <text:p>99.9423</text:p>
              </table:table-cell>
              <table:table-cell office:value-type="float" office:value="78.9004">
                <text:p>78.9004</text:p>
              </table:table-cell>
              <table:table-cell office:value-type="float" office:value="73.2853">
                <text:p>73.2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2.789">
                <text:p>102.789</text:p>
              </table:table-cell>
              <table:table-cell office:value-type="float" office:value="100.17">
                <text:p>100.17</text:p>
              </table:table-cell>
              <table:table-cell office:value-type="float" office:value="64.8855">
                <text:p>64.8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0.965">
                <text:p>120.965</text:p>
              </table:table-cell>
              <table:table-cell office:value-type="float" office:value="124.457">
                <text:p>124.457</text:p>
              </table:table-cell>
              <table:table-cell office:value-type="float" office:value="93.0391">
                <text:p>93.03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8.698">
                <text:p>138.698</text:p>
              </table:table-cell>
              <table:table-cell office:value-type="float" office:value="142.021">
                <text:p>142.021</text:p>
              </table:table-cell>
              <table:table-cell office:value-type="float" office:value="123.092">
                <text:p>123.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7.68">
                <text:p>157.68</text:p>
              </table:table-cell>
              <table:table-cell office:value-type="float" office:value="159.241">
                <text:p>159.241</text:p>
              </table:table-cell>
              <table:table-cell office:value-type="float" office:value="152.139">
                <text:p>152.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2.612">
                <text:p>172.612</text:p>
              </table:table-cell>
              <table:table-cell office:value-type="float" office:value="175.359">
                <text:p>175.359</text:p>
              </table:table-cell>
              <table:table-cell office:value-type="float" office:value="169.081">
                <text:p>169.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7.274">
                <text:p>187.274</text:p>
              </table:table-cell>
              <table:table-cell office:value-type="float" office:value="190.857">
                <text:p>190.857</text:p>
              </table:table-cell>
              <table:table-cell office:value-type="float" office:value="184.706">
                <text:p>184.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1.873">
                <text:p>201.873</text:p>
              </table:table-cell>
              <table:table-cell office:value-type="float" office:value="206.131">
                <text:p>206.131</text:p>
              </table:table-cell>
              <table:table-cell office:value-type="float" office:value="200.385">
                <text:p>200.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6.434">
                <text:p>216.434</text:p>
              </table:table-cell>
              <table:table-cell office:value-type="float" office:value="221.188">
                <text:p>221.188</text:p>
              </table:table-cell>
              <table:table-cell office:value-type="float" office:value="216.001">
                <text:p>216.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4.522">
                <text:p>174.522</text:p>
              </table:table-cell>
              <table:table-cell office:value-type="float" office:value="179.433">
                <text:p>179.433</text:p>
              </table:table-cell>
              <table:table-cell office:value-type="float" office:value="173.123">
                <text:p>173.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0.124">
                <text:p>130.124</text:p>
              </table:table-cell>
              <table:table-cell office:value-type="float" office:value="133.053">
                <text:p>133.053</text:p>
              </table:table-cell>
              <table:table-cell office:value-type="float" office:value="129.109">
                <text:p>129.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1.0813">
                <text:p>91.0813</text:p>
              </table:table-cell>
              <table:table-cell office:value-type="float" office:value="92.3746">
                <text:p>92.3746</text:p>
              </table:table-cell>
              <table:table-cell office:value-type="float" office:value="89.9258">
                <text:p>89.9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1.7343">
                <text:p>51.7343</text:p>
              </table:table-cell>
              <table:table-cell office:value-type="float" office:value="52.3061">
                <text:p>52.3061</text:p>
              </table:table-cell>
              <table:table-cell office:value-type="float" office:value="51.0281">
                <text:p>51.0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.8045">
                <text:p>12.8045</text:p>
              </table:table-cell>
              <table:table-cell office:value-type="float" office:value="13.2784">
                <text:p>13.2784</text:p>
              </table:table-cell>
              <table:table-cell office:value-type="float" office:value="12.9098">
                <text:p>12.9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95255">
                <text:p>0.695255</text:p>
              </table:table-cell>
              <table:table-cell office:value-type="float" office:value="0.489466">
                <text:p>0.489466</text:p>
              </table:table-cell>
              <table:table-cell office:value-type="float" office:value="0.134543">
                <text:p>0.134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21644">
                <text:p>0.521644</text:p>
              </table:table-cell>
              <table:table-cell office:value-type="float" office:value="0.392809">
                <text:p>0.392809</text:p>
              </table:table-cell>
              <table:table-cell office:value-type="float" office:value="0.376697">
                <text:p>0.376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33636">
                <text:p>0.533636</text:p>
              </table:table-cell>
              <table:table-cell office:value-type="float" office:value="0.37338">
                <text:p>0.37338</text:p>
              </table:table-cell>
              <table:table-cell office:value-type="float" office:value="0.362899">
                <text:p>0.362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28943">
                <text:p>0.528943</text:p>
              </table:table-cell>
              <table:table-cell office:value-type="float" office:value="0.37497">
                <text:p>0.37497</text:p>
              </table:table-cell>
              <table:table-cell office:value-type="float" office:value="0.397189">
                <text:p>0.397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31031">
                <text:p>0.531031</text:p>
              </table:table-cell>
              <table:table-cell office:value-type="float" office:value="0.375294">
                <text:p>0.375294</text:p>
              </table:table-cell>
              <table:table-cell office:value-type="float" office:value="0.372158">
                <text:p>0.372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.4458">
                <text:p>51.4458</text:p>
              </table:table-cell>
              <table:table-cell office:value-type="float" office:value="41.5448">
                <text:p>41.5448</text:p>
              </table:table-cell>
              <table:table-cell office:value-type="float" office:value="65.6639">
                <text:p>65.6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5.3343">
                <text:p>85.3343</text:p>
              </table:table-cell>
              <table:table-cell office:value-type="float" office:value="71.3289">
                <text:p>71.3289</text:p>
              </table:table-cell>
              <table:table-cell office:value-type="float" office:value="108.107">
                <text:p>108.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1.073">
                <text:p>111.073</text:p>
              </table:table-cell>
              <table:table-cell office:value-type="float" office:value="93.3716">
                <text:p>93.3716</text:p>
              </table:table-cell>
              <table:table-cell office:value-type="float" office:value="142.109">
                <text:p>142.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2.515">
                <text:p>132.515</text:p>
              </table:table-cell>
              <table:table-cell office:value-type="float" office:value="112.756">
                <text:p>112.756</text:p>
              </table:table-cell>
              <table:table-cell office:value-type="float" office:value="171.916">
                <text:p>171.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1.823">
                <text:p>151.823</text:p>
              </table:table-cell>
              <table:table-cell office:value-type="float" office:value="130.867">
                <text:p>130.867</text:p>
              </table:table-cell>
              <table:table-cell office:value-type="float" office:value="199.121">
                <text:p>199.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4.611">
                <text:p>164.611</text:p>
              </table:table-cell>
              <table:table-cell office:value-type="float" office:value="144.919">
                <text:p>144.919</text:p>
              </table:table-cell>
              <table:table-cell office:value-type="float" office:value="219.201">
                <text:p>219.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4.816">
                <text:p>164.816</text:p>
              </table:table-cell>
              <table:table-cell office:value-type="float" office:value="150.776">
                <text:p>150.776</text:p>
              </table:table-cell>
              <table:table-cell office:value-type="float" office:value="225.851">
                <text:p>225.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8.646">
                <text:p>158.646</text:p>
              </table:table-cell>
              <table:table-cell office:value-type="float" office:value="156.312">
                <text:p>156.312</text:p>
              </table:table-cell>
              <table:table-cell office:value-type="float" office:value="226.137">
                <text:p>226.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2.707cm" style:legend-expansion="high" chart:style-name="ch2"/>
        <chart:plot-area chart:style-name="ch3" table:cell-range-address="Sheet1.A1:Sheet1.A50 Sheet1.F1:Sheet1.L50" chart:data-source-has-labels="row" svg:x="1.331cm" svg:y="0.18cm" svg:width="12.449cm" svg:height="7.659cm">
          <chartooo:coordinate-region svg:x="2.164cm" svg:y="0.379cm" svg:width="11.429cm" svg:height="7.261cm"/>
          <chart:axis chart:dimension="x" chart:name="primary-x" chart:style-name="ch4">
            <chart:title svg:x="6.043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984cm" chart:style-name="ch6">
              <text:p>Normalized Joint variables</text:p>
            </chart:title>
            <chart:grid chart:style-name="ch7" chart:class="major"/>
          </chart:axis>
          <chart:series chart:style-name="ch8" chart:values-cell-range-address="Sheet1.F1:Sheet1.F50" loext:label-string="q_0" chart:class="chart:scatter">
            <chart:domain table:cell-range-address="Sheet1.A1:Sheet1.A50"/>
            <chart:data-point chart:repeated="50"/>
          </chart:series>
          <chart:series chart:style-name="ch9" chart:values-cell-range-address="Sheet1.G1:Sheet1.G50" loext:label-string="q_1" chart:class="chart:scatter">
            <chart:data-point chart:repeated="50"/>
          </chart:series>
          <chart:series chart:style-name="ch10" chart:values-cell-range-address="Sheet1.H1:Sheet1.H50" loext:label-string="q_2" chart:class="chart:scatter">
            <chart:data-point chart:repeated="50"/>
          </chart:series>
          <chart:series chart:style-name="ch11" chart:values-cell-range-address="Sheet1.I1:Sheet1.I50" loext:label-string="q_3" chart:class="chart:scatter">
            <chart:data-point chart:repeated="50"/>
          </chart:series>
          <chart:series chart:style-name="ch12" chart:values-cell-range-address="Sheet1.J1:Sheet1.J50" loext:label-string="q_4" chart:class="chart:scatter">
            <chart:data-point chart:repeated="50"/>
          </chart:series>
          <chart:series chart:style-name="ch13" chart:values-cell-range-address="Sheet1.K1:Sheet1.K50" loext:label-string="q_5" chart:class="chart:scatter">
            <chart:data-point chart:repeated="50"/>
          </chart:series>
          <chart:series chart:style-name="ch14" chart:values-cell-range-address="Sheet1.L1:Sheet1.L50" loext:label-string="q_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F1:Sheet1.F50</svg:desc>
                </draw:g>
              </table:table-cell>
              <table:table-cell office:value-type="float" office:value="-0.396194">
                <text:p>-0.396194</text:p>
                <draw:g>
                  <svg:desc>Sheet1.G1:Sheet1.G50</svg:desc>
                </draw:g>
              </table:table-cell>
              <table:table-cell office:value-type="float" office:value="0">
                <text:p>0</text:p>
                <draw:g>
                  <svg:desc>Sheet1.H1:Sheet1.H50</svg:desc>
                </draw:g>
              </table:table-cell>
              <table:table-cell office:value-type="float" office:value="0.721206">
                <text:p>0.721206</text:p>
                <draw:g>
                  <svg:desc>Sheet1.I1:Sheet1.I50</svg:desc>
                </draw:g>
              </table:table-cell>
              <table:table-cell office:value-type="float" office:value="0">
                <text:p>0</text:p>
                <draw:g>
                  <svg:desc>Sheet1.J1:Sheet1.J50</svg:desc>
                </draw:g>
              </table:table-cell>
              <table:table-cell office:value-type="float" office:value="0.200535">
                <text:p>0.200535</text:p>
                <draw:g>
                  <svg:desc>Sheet1.K1:Sheet1.K50</svg:desc>
                </draw:g>
              </table:table-cell>
              <table:table-cell office:value-type="float" office:value="0">
                <text:p>0</text:p>
                <draw:g>
                  <svg:desc>Sheet1.L1:Sheet1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396194">
                <text:p>-0.396194</text:p>
              </table:table-cell>
              <table:table-cell office:value-type="float" office:value="0">
                <text:p>0</text:p>
              </table:table-cell>
              <table:table-cell office:value-type="float" office:value="0.721206">
                <text:p>0.721206</text:p>
              </table:table-cell>
              <table:table-cell office:value-type="float" office:value="0">
                <text:p>0</text:p>
              </table:table-cell>
              <table:table-cell office:value-type="float" office:value="0.200535">
                <text:p>0.2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25">
                <text:p>-0.0025</text:p>
              </table:table-cell>
              <table:table-cell office:value-type="float" office:value="-0.391622">
                <text:p>-0.391622</text:p>
              </table:table-cell>
              <table:table-cell office:value-type="float" office:value="-0.005">
                <text:p>-0.005</text:p>
              </table:table-cell>
              <table:table-cell office:value-type="float" office:value="0.720232">
                <text:p>0.720232</text:p>
              </table:table-cell>
              <table:table-cell office:value-type="float" office:value="-0.0021851">
                <text:p>-0.0021851</text:p>
              </table:table-cell>
              <table:table-cell office:value-type="float" office:value="0.198287">
                <text:p>0.198287</text:p>
              </table:table-cell>
              <table:table-cell office:value-type="float" office:value="-0.000891972">
                <text:p>-0.000891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5">
                <text:p>-0.005</text:p>
              </table:table-cell>
              <table:table-cell office:value-type="float" office:value="-0.386622">
                <text:p>-0.386622</text:p>
              </table:table-cell>
              <table:table-cell office:value-type="float" office:value="-0.00999999">
                <text:p>-0.00999999</text:p>
              </table:table-cell>
              <table:table-cell office:value-type="float" office:value="0.718696">
                <text:p>0.718696</text:p>
              </table:table-cell>
              <table:table-cell office:value-type="float" office:value="-0.00469368">
                <text:p>-0.00469368</text:p>
              </table:table-cell>
              <table:table-cell office:value-type="float" office:value="0.195116">
                <text:p>0.195116</text:p>
              </table:table-cell>
              <table:table-cell office:value-type="float" office:value="-0.00182787">
                <text:p>-0.00182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749999">
                <text:p>-0.00749999</text:p>
              </table:table-cell>
              <table:table-cell office:value-type="float" office:value="-0.381622">
                <text:p>-0.381622</text:p>
              </table:table-cell>
              <table:table-cell office:value-type="float" office:value="-0.015">
                <text:p>-0.015</text:p>
              </table:table-cell>
              <table:table-cell office:value-type="float" office:value="0.716653">
                <text:p>0.716653</text:p>
              </table:table-cell>
              <table:table-cell office:value-type="float" office:value="-0.00733587">
                <text:p>-0.00733587</text:p>
              </table:table-cell>
              <table:table-cell office:value-type="float" office:value="0.190652">
                <text:p>0.190652</text:p>
              </table:table-cell>
              <table:table-cell office:value-type="float" office:value="-0.00270176">
                <text:p>-0.0027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999999">
                <text:p>-0.00999999</text:p>
              </table:table-cell>
              <table:table-cell office:value-type="float" office:value="-0.376622">
                <text:p>-0.376622</text:p>
              </table:table-cell>
              <table:table-cell office:value-type="float" office:value="-0.02">
                <text:p>-0.02</text:p>
              </table:table-cell>
              <table:table-cell office:value-type="float" office:value="0.714267">
                <text:p>0.714267</text:p>
              </table:table-cell>
              <table:table-cell office:value-type="float" office:value="-0.0100868">
                <text:p>-0.0100868</text:p>
              </table:table-cell>
              <table:table-cell office:value-type="float" office:value="0.185652">
                <text:p>0.185652</text:p>
              </table:table-cell>
              <table:table-cell office:value-type="float" office:value="-0.00354409">
                <text:p>-0.00354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749999">
                <text:p>-0.00749999</text:p>
              </table:table-cell>
              <table:table-cell office:value-type="float" office:value="-0.381622">
                <text:p>-0.381622</text:p>
              </table:table-cell>
              <table:table-cell office:value-type="float" office:value="-0.025">
                <text:p>-0.025</text:p>
              </table:table-cell>
              <table:table-cell office:value-type="float" office:value="0.719267">
                <text:p>0.719267</text:p>
              </table:table-cell>
              <table:table-cell office:value-type="float" office:value="-0.0103857">
                <text:p>-0.0103857</text:p>
              </table:table-cell>
              <table:table-cell office:value-type="float" office:value="0.180652">
                <text:p>0.180652</text:p>
              </table:table-cell>
              <table:table-cell office:value-type="float" office:value="-0.00854408">
                <text:p>-0.00854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5">
                <text:p>-0.005</text:p>
              </table:table-cell>
              <table:table-cell office:value-type="float" office:value="-0.386622">
                <text:p>-0.386622</text:p>
              </table:table-cell>
              <table:table-cell office:value-type="float" office:value="-0.03">
                <text:p>-0.03</text:p>
              </table:table-cell>
              <table:table-cell office:value-type="float" office:value="0.724267">
                <text:p>0.724267</text:p>
              </table:table-cell>
              <table:table-cell office:value-type="float" office:value="-0.0110167">
                <text:p>-0.0110167</text:p>
              </table:table-cell>
              <table:table-cell office:value-type="float" office:value="0.175652">
                <text:p>0.175652</text:p>
              </table:table-cell>
              <table:table-cell office:value-type="float" office:value="-0.0135441">
                <text:p>-0.0135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25">
                <text:p>-0.0025</text:p>
              </table:table-cell>
              <table:table-cell office:value-type="float" office:value="-0.381622">
                <text:p>-0.381622</text:p>
              </table:table-cell>
              <table:table-cell office:value-type="float" office:value="-0.035">
                <text:p>-0.035</text:p>
              </table:table-cell>
              <table:table-cell office:value-type="float" office:value="0.729267">
                <text:p>0.729267</text:p>
              </table:table-cell>
              <table:table-cell office:value-type="float" office:value="-0.0116168">
                <text:p>-0.0116168</text:p>
              </table:table-cell>
              <table:table-cell office:value-type="float" office:value="0.170652">
                <text:p>0.170652</text:p>
              </table:table-cell>
              <table:table-cell office:value-type="float" office:value="-0.0185441">
                <text:p>-0.0185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376622">
                <text:p>-0.376622</text:p>
              </table:table-cell>
              <table:table-cell office:value-type="float" office:value="-0.04">
                <text:p>-0.04</text:p>
              </table:table-cell>
              <table:table-cell office:value-type="float" office:value="0.734267">
                <text:p>0.734267</text:p>
              </table:table-cell>
              <table:table-cell office:value-type="float" office:value="-0.0117988">
                <text:p>-0.0117988</text:p>
              </table:table-cell>
              <table:table-cell office:value-type="float" office:value="0.165652">
                <text:p>0.165652</text:p>
              </table:table-cell>
              <table:table-cell office:value-type="float" office:value="-0.0235441">
                <text:p>-0.0235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371622">
                <text:p>-0.371622</text:p>
              </table:table-cell>
              <table:table-cell office:value-type="float" office:value="-0.045">
                <text:p>-0.045</text:p>
              </table:table-cell>
              <table:table-cell office:value-type="float" office:value="0.739267">
                <text:p>0.739267</text:p>
              </table:table-cell>
              <table:table-cell office:value-type="float" office:value="-0.0113486">
                <text:p>-0.0113486</text:p>
              </table:table-cell>
              <table:table-cell office:value-type="float" office:value="0.160652">
                <text:p>0.160652</text:p>
              </table:table-cell>
              <table:table-cell office:value-type="float" office:value="-0.0285441">
                <text:p>-0.0285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267262">
                <text:p>0.00267262</text:p>
              </table:table-cell>
              <table:table-cell office:value-type="float" office:value="-0.366622">
                <text:p>-0.366622</text:p>
              </table:table-cell>
              <table:table-cell office:value-type="float" office:value="-0.05">
                <text:p>-0.05</text:p>
              </table:table-cell>
              <table:table-cell office:value-type="float" office:value="0.744267">
                <text:p>0.744267</text:p>
              </table:table-cell>
              <table:table-cell office:value-type="float" office:value="-0.0163461">
                <text:p>-0.0163461</text:p>
              </table:table-cell>
              <table:table-cell office:value-type="float" office:value="0.155652">
                <text:p>0.155652</text:p>
              </table:table-cell>
              <table:table-cell office:value-type="float" office:value="-0.0335441">
                <text:p>-0.0335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517262">
                <text:p>0.00517262</text:p>
              </table:table-cell>
              <table:table-cell office:value-type="float" office:value="-0.361622">
                <text:p>-0.361622</text:p>
              </table:table-cell>
              <table:table-cell office:value-type="float" office:value="-0.0549999">
                <text:p>-0.0549999</text:p>
              </table:table-cell>
              <table:table-cell office:value-type="float" office:value="0.749267">
                <text:p>0.749267</text:p>
              </table:table-cell>
              <table:table-cell office:value-type="float" office:value="-0.0213461">
                <text:p>-0.0213461</text:p>
              </table:table-cell>
              <table:table-cell office:value-type="float" office:value="0.150652">
                <text:p>0.150652</text:p>
              </table:table-cell>
              <table:table-cell office:value-type="float" office:value="-0.0385441">
                <text:p>-0.0385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767261">
                <text:p>0.00767261</text:p>
              </table:table-cell>
              <table:table-cell office:value-type="float" office:value="-0.366622">
                <text:p>-0.366622</text:p>
              </table:table-cell>
              <table:table-cell office:value-type="float" office:value="-0.0599999">
                <text:p>-0.0599999</text:p>
              </table:table-cell>
              <table:table-cell office:value-type="float" office:value="0.754267">
                <text:p>0.754267</text:p>
              </table:table-cell>
              <table:table-cell office:value-type="float" office:value="-0.0263461">
                <text:p>-0.0263461</text:p>
              </table:table-cell>
              <table:table-cell office:value-type="float" office:value="0.145652">
                <text:p>0.145652</text:p>
              </table:table-cell>
              <table:table-cell office:value-type="float" office:value="-0.0435441">
                <text:p>-0.0435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17262">
                <text:p>0.00517262</text:p>
              </table:table-cell>
              <table:table-cell office:value-type="float" office:value="-0.361622">
                <text:p>-0.361622</text:p>
              </table:table-cell>
              <table:table-cell office:value-type="float" office:value="-0.0649999">
                <text:p>-0.0649999</text:p>
              </table:table-cell>
              <table:table-cell office:value-type="float" office:value="0.749267">
                <text:p>0.749267</text:p>
              </table:table-cell>
              <table:table-cell office:value-type="float" office:value="-0.0313461">
                <text:p>-0.0313461</text:p>
              </table:table-cell>
              <table:table-cell office:value-type="float" office:value="0.140652">
                <text:p>0.140652</text:p>
              </table:table-cell>
              <table:table-cell office:value-type="float" office:value="-0.048544">
                <text:p>-0.048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267262">
                <text:p>0.00267262</text:p>
              </table:table-cell>
              <table:table-cell office:value-type="float" office:value="-0.356622">
                <text:p>-0.356622</text:p>
              </table:table-cell>
              <table:table-cell office:value-type="float" office:value="-0.0699999">
                <text:p>-0.0699999</text:p>
              </table:table-cell>
              <table:table-cell office:value-type="float" office:value="0.744267">
                <text:p>0.744267</text:p>
              </table:table-cell>
              <table:table-cell office:value-type="float" office:value="-0.0363461">
                <text:p>-0.0363461</text:p>
              </table:table-cell>
              <table:table-cell office:value-type="float" office:value="0.135652">
                <text:p>0.135652</text:p>
              </table:table-cell>
              <table:table-cell office:value-type="float" office:value="-0.053544">
                <text:p>-0.053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351622">
                <text:p>-0.351622</text:p>
              </table:table-cell>
              <table:table-cell office:value-type="float" office:value="-0.0709551">
                <text:p>-0.0709551</text:p>
              </table:table-cell>
              <table:table-cell office:value-type="float" office:value="0.739267">
                <text:p>0.739267</text:p>
              </table:table-cell>
              <table:table-cell office:value-type="float" office:value="-0.0413461">
                <text:p>-0.0413461</text:p>
              </table:table-cell>
              <table:table-cell office:value-type="float" office:value="0.130652">
                <text:p>0.130652</text:p>
              </table:table-cell>
              <table:table-cell office:value-type="float" office:value="-0.058544">
                <text:p>-0.058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232738">
                <text:p>-0.00232738</text:p>
              </table:table-cell>
              <table:table-cell office:value-type="float" office:value="-0.346622">
                <text:p>-0.346622</text:p>
              </table:table-cell>
              <table:table-cell office:value-type="float" office:value="-0.0659551">
                <text:p>-0.0659551</text:p>
              </table:table-cell>
              <table:table-cell office:value-type="float" office:value="0.736538">
                <text:p>0.736538</text:p>
              </table:table-cell>
              <table:table-cell office:value-type="float" office:value="-0.0463461">
                <text:p>-0.0463461</text:p>
              </table:table-cell>
              <table:table-cell office:value-type="float" office:value="0.135011">
                <text:p>0.135011</text:p>
              </table:table-cell>
              <table:table-cell office:value-type="float" office:value="-0.063544">
                <text:p>-0.063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482737">
                <text:p>-0.00482737</text:p>
              </table:table-cell>
              <table:table-cell office:value-type="float" office:value="-0.342981">
                <text:p>-0.342981</text:p>
              </table:table-cell>
              <table:table-cell office:value-type="float" office:value="-0.0609551">
                <text:p>-0.0609551</text:p>
              </table:table-cell>
              <table:table-cell office:value-type="float" office:value="0.736938">
                <text:p>0.736938</text:p>
              </table:table-cell>
              <table:table-cell office:value-type="float" office:value="-0.0513461">
                <text:p>-0.0513461</text:p>
              </table:table-cell>
              <table:table-cell office:value-type="float" office:value="0.140011">
                <text:p>0.140011</text:p>
              </table:table-cell>
              <table:table-cell office:value-type="float" office:value="-0.068544">
                <text:p>-0.06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732737">
                <text:p>-0.00732737</text:p>
              </table:table-cell>
              <table:table-cell office:value-type="float" office:value="-0.344648">
                <text:p>-0.344648</text:p>
              </table:table-cell>
              <table:table-cell office:value-type="float" office:value="-0.0559551">
                <text:p>-0.0559551</text:p>
              </table:table-cell>
              <table:table-cell office:value-type="float" office:value="0.73814">
                <text:p>0.73814</text:p>
              </table:table-cell>
              <table:table-cell office:value-type="float" office:value="-0.0563461">
                <text:p>-0.0563461</text:p>
              </table:table-cell>
              <table:table-cell office:value-type="float" office:value="0.145011">
                <text:p>0.145011</text:p>
              </table:table-cell>
              <table:table-cell office:value-type="float" office:value="-0.073544">
                <text:p>-0.073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982737">
                <text:p>-0.00982737</text:p>
              </table:table-cell>
              <table:table-cell office:value-type="float" office:value="-0.347617">
                <text:p>-0.347617</text:p>
              </table:table-cell>
              <table:table-cell office:value-type="float" office:value="-0.0509551">
                <text:p>-0.0509551</text:p>
              </table:table-cell>
              <table:table-cell office:value-type="float" office:value="0.740417">
                <text:p>0.740417</text:p>
              </table:table-cell>
              <table:table-cell office:value-type="float" office:value="-0.0613461">
                <text:p>-0.0613461</text:p>
              </table:table-cell>
              <table:table-cell office:value-type="float" office:value="0.150011">
                <text:p>0.150011</text:p>
              </table:table-cell>
              <table:table-cell office:value-type="float" office:value="-0.078544">
                <text:p>-0.078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123274">
                <text:p>-0.0123274</text:p>
              </table:table-cell>
              <table:table-cell office:value-type="float" office:value="-0.352617">
                <text:p>-0.352617</text:p>
              </table:table-cell>
              <table:table-cell office:value-type="float" office:value="-0.0459551">
                <text:p>-0.0459551</text:p>
              </table:table-cell>
              <table:table-cell office:value-type="float" office:value="0.737448">
                <text:p>0.737448</text:p>
              </table:table-cell>
              <table:table-cell office:value-type="float" office:value="-0.0663461">
                <text:p>-0.0663461</text:p>
              </table:table-cell>
              <table:table-cell office:value-type="float" office:value="0.155011">
                <text:p>0.155011</text:p>
              </table:table-cell>
              <table:table-cell office:value-type="float" office:value="-0.083544">
                <text:p>-0.083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148274">
                <text:p>-0.0148274</text:p>
              </table:table-cell>
              <table:table-cell office:value-type="float" office:value="-0.357491">
                <text:p>-0.357491</text:p>
              </table:table-cell>
              <table:table-cell office:value-type="float" office:value="-0.0409552">
                <text:p>-0.0409552</text:p>
              </table:table-cell>
              <table:table-cell office:value-type="float" office:value="0.732651">
                <text:p>0.732651</text:p>
              </table:table-cell>
              <table:table-cell office:value-type="float" office:value="-0.0713461">
                <text:p>-0.0713461</text:p>
              </table:table-cell>
              <table:table-cell office:value-type="float" office:value="0.155141">
                <text:p>0.155141</text:p>
              </table:table-cell>
              <table:table-cell office:value-type="float" office:value="-0.088544">
                <text:p>-0.088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146671">
                <text:p>-0.0146671</text:p>
              </table:table-cell>
              <table:table-cell office:value-type="float" office:value="-0.362077">
                <text:p>-0.362077</text:p>
              </table:table-cell>
              <table:table-cell office:value-type="float" office:value="-0.0359552">
                <text:p>-0.0359552</text:p>
              </table:table-cell>
              <table:table-cell office:value-type="float" office:value="0.729583">
                <text:p>0.729583</text:p>
              </table:table-cell>
              <table:table-cell office:value-type="float" office:value="-0.0763461">
                <text:p>-0.0763461</text:p>
              </table:table-cell>
              <table:table-cell office:value-type="float" office:value="0.152763">
                <text:p>0.152763</text:p>
              </table:table-cell>
              <table:table-cell office:value-type="float" office:value="-0.093544">
                <text:p>-0.093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121671">
                <text:p>-0.0121671</text:p>
              </table:table-cell>
              <table:table-cell office:value-type="float" office:value="-0.366287">
                <text:p>-0.366287</text:p>
              </table:table-cell>
              <table:table-cell office:value-type="float" office:value="-0.0309552">
                <text:p>-0.0309552</text:p>
              </table:table-cell>
              <table:table-cell office:value-type="float" office:value="0.728273">
                <text:p>0.728273</text:p>
              </table:table-cell>
              <table:table-cell office:value-type="float" office:value="-0.0813461">
                <text:p>-0.0813461</text:p>
              </table:table-cell>
              <table:table-cell office:value-type="float" office:value="0.14916">
                <text:p>0.14916</text:p>
              </table:table-cell>
              <table:table-cell office:value-type="float" office:value="-0.098544">
                <text:p>-0.098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0966708">
                <text:p>-0.00966708</text:p>
              </table:table-cell>
              <table:table-cell office:value-type="float" office:value="-0.370228">
                <text:p>-0.370228</text:p>
              </table:table-cell>
              <table:table-cell office:value-type="float" office:value="-0.0259552">
                <text:p>-0.0259552</text:p>
              </table:table-cell>
              <table:table-cell office:value-type="float" office:value="0.728059">
                <text:p>0.728059</text:p>
              </table:table-cell>
              <table:table-cell office:value-type="float" office:value="-0.0851473">
                <text:p>-0.0851473</text:p>
              </table:table-cell>
              <table:table-cell office:value-type="float" office:value="0.14479">
                <text:p>0.14479</text:p>
              </table:table-cell>
              <table:table-cell office:value-type="float" office:value="-0.102682">
                <text:p>-0.102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0716708">
                <text:p>-0.00716708</text:p>
              </table:table-cell>
              <table:table-cell office:value-type="float" office:value="-0.373484">
                <text:p>-0.373484</text:p>
              </table:table-cell>
              <table:table-cell office:value-type="float" office:value="-0.0209552">
                <text:p>-0.0209552</text:p>
              </table:table-cell>
              <table:table-cell office:value-type="float" office:value="0.728158">
                <text:p>0.728158</text:p>
              </table:table-cell>
              <table:table-cell office:value-type="float" office:value="-0.0835422">
                <text:p>-0.0835422</text:p>
              </table:table-cell>
              <table:table-cell office:value-type="float" office:value="0.13979">
                <text:p>0.13979</text:p>
              </table:table-cell>
              <table:table-cell office:value-type="float" office:value="-0.102904">
                <text:p>-0.102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0466708">
                <text:p>-0.00466708</text:p>
              </table:table-cell>
              <table:table-cell office:value-type="float" office:value="-0.37494">
                <text:p>-0.37494</text:p>
              </table:table-cell>
              <table:table-cell office:value-type="float" office:value="-0.0159552">
                <text:p>-0.0159552</text:p>
              </table:table-cell>
              <table:table-cell office:value-type="float" office:value="0.726683">
                <text:p>0.726683</text:p>
              </table:table-cell>
              <table:table-cell office:value-type="float" office:value="-0.0813938">
                <text:p>-0.0813938</text:p>
              </table:table-cell>
              <table:table-cell office:value-type="float" office:value="0.13479">
                <text:p>0.13479</text:p>
              </table:table-cell>
              <table:table-cell office:value-type="float" office:value="-0.102745">
                <text:p>-0.102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0216709">
                <text:p>-0.00216709</text:p>
              </table:table-cell>
              <table:table-cell office:value-type="float" office:value="-0.373616">
                <text:p>-0.373616</text:p>
              </table:table-cell>
              <table:table-cell office:value-type="float" office:value="-0.0109552">
                <text:p>-0.0109552</text:p>
              </table:table-cell>
              <table:table-cell office:value-type="float" office:value="0.723536">
                <text:p>0.723536</text:p>
              </table:table-cell>
              <table:table-cell office:value-type="float" office:value="-0.0792548">
                <text:p>-0.0792548</text:p>
              </table:table-cell>
              <table:table-cell office:value-type="float" office:value="0.12979">
                <text:p>0.12979</text:p>
              </table:table-cell>
              <table:table-cell office:value-type="float" office:value="-0.102604">
                <text:p>-0.102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33291">
                <text:p>0.00033291</text:p>
              </table:table-cell>
              <table:table-cell office:value-type="float" office:value="-0.369438">
                <text:p>-0.369438</text:p>
              </table:table-cell>
              <table:table-cell office:value-type="float" office:value="-0.00595519">
                <text:p>-0.00595519</text:p>
              </table:table-cell>
              <table:table-cell office:value-type="float" office:value="0.718729">
                <text:p>0.718729</text:p>
              </table:table-cell>
              <table:table-cell office:value-type="float" office:value="-0.077055">
                <text:p>-0.077055</text:p>
              </table:table-cell>
              <table:table-cell office:value-type="float" office:value="0.12479">
                <text:p>0.12479</text:p>
              </table:table-cell>
              <table:table-cell office:value-type="float" office:value="-0.102418">
                <text:p>-0.102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283291">
                <text:p>0.00283291</text:p>
              </table:table-cell>
              <table:table-cell office:value-type="float" office:value="-0.364438">
                <text:p>-0.364438</text:p>
              </table:table-cell>
              <table:table-cell office:value-type="float" office:value="-0.000955193">
                <text:p>-0.000955193</text:p>
              </table:table-cell>
              <table:table-cell office:value-type="float" office:value="0.713729">
                <text:p>0.713729</text:p>
              </table:table-cell>
              <table:table-cell office:value-type="float" office:value="-0.0748856">
                <text:p>-0.0748856</text:p>
              </table:table-cell>
              <table:table-cell office:value-type="float" office:value="0.11979">
                <text:p>0.11979</text:p>
              </table:table-cell>
              <table:table-cell office:value-type="float" office:value="-0.102243">
                <text:p>-0.102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33291">
                <text:p>0.00533291</text:p>
              </table:table-cell>
              <table:table-cell office:value-type="float" office:value="-0.368288">
                <text:p>-0.368288</text:p>
              </table:table-cell>
              <table:table-cell office:value-type="float" office:value="0.0040448">
                <text:p>0.0040448</text:p>
              </table:table-cell>
              <table:table-cell office:value-type="float" office:value="0.713818">
                <text:p>0.713818</text:p>
              </table:table-cell>
              <table:table-cell office:value-type="float" office:value="-0.0742137">
                <text:p>-0.0742137</text:p>
              </table:table-cell>
              <table:table-cell office:value-type="float" office:value="0.11479">
                <text:p>0.11479</text:p>
              </table:table-cell>
              <table:table-cell office:value-type="float" office:value="-0.103073">
                <text:p>-0.103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78329">
                <text:p>0.0078329</text:p>
              </table:table-cell>
              <table:table-cell office:value-type="float" office:value="-0.373288">
                <text:p>-0.373288</text:p>
              </table:table-cell>
              <table:table-cell office:value-type="float" office:value="0.0090448">
                <text:p>0.0090448</text:p>
              </table:table-cell>
              <table:table-cell office:value-type="float" office:value="0.717435">
                <text:p>0.717435</text:p>
              </table:table-cell>
              <table:table-cell office:value-type="float" office:value="-0.0738017">
                <text:p>-0.0738017</text:p>
              </table:table-cell>
              <table:table-cell office:value-type="float" office:value="0.113855">
                <text:p>0.113855</text:p>
              </table:table-cell>
              <table:table-cell office:value-type="float" office:value="-0.10382">
                <text:p>-0.10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03329">
                <text:p>0.0103329</text:p>
              </table:table-cell>
              <table:table-cell office:value-type="float" office:value="-0.376294">
                <text:p>-0.376294</text:p>
              </table:table-cell>
              <table:table-cell office:value-type="float" office:value="0.0140448">
                <text:p>0.0140448</text:p>
              </table:table-cell>
              <table:table-cell office:value-type="float" office:value="0.719528">
                <text:p>0.719528</text:p>
              </table:table-cell>
              <table:table-cell office:value-type="float" office:value="-0.0735586">
                <text:p>-0.0735586</text:p>
              </table:table-cell>
              <table:table-cell office:value-type="float" office:value="0.112836">
                <text:p>0.112836</text:p>
              </table:table-cell>
              <table:table-cell office:value-type="float" office:value="-0.104353">
                <text:p>-0.104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28329">
                <text:p>0.0128329</text:p>
              </table:table-cell>
              <table:table-cell office:value-type="float" office:value="-0.378304">
                <text:p>-0.378304</text:p>
              </table:table-cell>
              <table:table-cell office:value-type="float" office:value="0.0190448">
                <text:p>0.0190448</text:p>
              </table:table-cell>
              <table:table-cell office:value-type="float" office:value="0.720973">
                <text:p>0.720973</text:p>
              </table:table-cell>
              <table:table-cell office:value-type="float" office:value="-0.0735018">
                <text:p>-0.0735018</text:p>
              </table:table-cell>
              <table:table-cell office:value-type="float" office:value="0.112543">
                <text:p>0.112543</text:p>
              </table:table-cell>
              <table:table-cell office:value-type="float" office:value="-0.104714">
                <text:p>-0.104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38661">
                <text:p>0.0138661</text:p>
              </table:table-cell>
              <table:table-cell office:value-type="float" office:value="-0.379064">
                <text:p>-0.379064</text:p>
              </table:table-cell>
              <table:table-cell office:value-type="float" office:value="0.02066">
                <text:p>0.02066</text:p>
              </table:table-cell>
              <table:table-cell office:value-type="float" office:value="0.721491">
                <text:p>0.721491</text:p>
              </table:table-cell>
              <table:table-cell office:value-type="float" office:value="-0.073611">
                <text:p>-0.073611</text:p>
              </table:table-cell>
              <table:table-cell office:value-type="float" office:value="0.112645">
                <text:p>0.112645</text:p>
              </table:table-cell>
              <table:table-cell office:value-type="float" office:value="-0.104899">
                <text:p>-0.104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38077">
                <text:p>0.0138077</text:p>
              </table:table-cell>
              <table:table-cell office:value-type="float" office:value="-0.37917">
                <text:p>-0.37917</text:p>
              </table:table-cell>
              <table:table-cell office:value-type="float" office:value="0.0207193">
                <text:p>0.0207193</text:p>
              </table:table-cell>
              <table:table-cell office:value-type="float" office:value="0.721565">
                <text:p>0.721565</text:p>
              </table:table-cell>
              <table:table-cell office:value-type="float" office:value="-0.0737383">
                <text:p>-0.0737383</text:p>
              </table:table-cell>
              <table:table-cell office:value-type="float" office:value="0.11273">
                <text:p>0.11273</text:p>
              </table:table-cell>
              <table:table-cell office:value-type="float" office:value="-0.104996">
                <text:p>-0.104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3802">
                <text:p>0.013802</text:p>
              </table:table-cell>
              <table:table-cell office:value-type="float" office:value="-0.379064">
                <text:p>-0.379064</text:p>
              </table:table-cell>
              <table:table-cell office:value-type="float" office:value="0.020716">
                <text:p>0.020716</text:p>
              </table:table-cell>
              <table:table-cell office:value-type="float" office:value="0.721528">
                <text:p>0.721528</text:p>
              </table:table-cell>
              <table:table-cell office:value-type="float" office:value="-0.0737482">
                <text:p>-0.0737482</text:p>
              </table:table-cell>
              <table:table-cell office:value-type="float" office:value="0.112686">
                <text:p>0.112686</text:p>
              </table:table-cell>
              <table:table-cell office:value-type="float" office:value="-0.105003">
                <text:p>-0.105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3799">
                <text:p>0.013799</text:p>
              </table:table-cell>
              <table:table-cell office:value-type="float" office:value="-0.379096">
                <text:p>-0.379096</text:p>
              </table:table-cell>
              <table:table-cell office:value-type="float" office:value="0.0207231">
                <text:p>0.0207231</text:p>
              </table:table-cell>
              <table:table-cell office:value-type="float" office:value="0.721542">
                <text:p>0.721542</text:p>
              </table:table-cell>
              <table:table-cell office:value-type="float" office:value="-0.0737572">
                <text:p>-0.0737572</text:p>
              </table:table-cell>
              <table:table-cell office:value-type="float" office:value="0.112702">
                <text:p>0.112702</text:p>
              </table:table-cell>
              <table:table-cell office:value-type="float" office:value="-0.10501">
                <text:p>-0.10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38008">
                <text:p>0.0138008</text:p>
              </table:table-cell>
              <table:table-cell office:value-type="float" office:value="-0.379078">
                <text:p>-0.379078</text:p>
              </table:table-cell>
              <table:table-cell office:value-type="float" office:value="0.0207199">
                <text:p>0.0207199</text:p>
              </table:table-cell>
              <table:table-cell office:value-type="float" office:value="0.721534">
                <text:p>0.721534</text:p>
              </table:table-cell>
              <table:table-cell office:value-type="float" office:value="-0.0737527">
                <text:p>-0.0737527</text:p>
              </table:table-cell>
              <table:table-cell office:value-type="float" office:value="0.112693">
                <text:p>0.112693</text:p>
              </table:table-cell>
              <table:table-cell office:value-type="float" office:value="-0.105007">
                <text:p>-0.105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37998">
                <text:p>0.0137998</text:p>
              </table:table-cell>
              <table:table-cell office:value-type="float" office:value="-0.379098">
                <text:p>-0.379098</text:p>
              </table:table-cell>
              <table:table-cell office:value-type="float" office:value="0.0207226">
                <text:p>0.0207226</text:p>
              </table:table-cell>
              <table:table-cell office:value-type="float" office:value="0.721542">
                <text:p>0.721542</text:p>
              </table:table-cell>
              <table:table-cell office:value-type="float" office:value="-0.0737555">
                <text:p>-0.0737555</text:p>
              </table:table-cell>
              <table:table-cell office:value-type="float" office:value="0.112702">
                <text:p>0.112702</text:p>
              </table:table-cell>
              <table:table-cell office:value-type="float" office:value="-0.105009">
                <text:p>-0.105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12998">
                <text:p>0.0112998</text:p>
              </table:table-cell>
              <table:table-cell office:value-type="float" office:value="-0.37978">
                <text:p>-0.37978</text:p>
              </table:table-cell>
              <table:table-cell office:value-type="float" office:value="0.0200484">
                <text:p>0.0200484</text:p>
              </table:table-cell>
              <table:table-cell office:value-type="float" office:value="0.723675">
                <text:p>0.723675</text:p>
              </table:table-cell>
              <table:table-cell office:value-type="float" office:value="-0.0787555">
                <text:p>-0.0787555</text:p>
              </table:table-cell>
              <table:table-cell office:value-type="float" office:value="0.117165">
                <text:p>0.117165</text:p>
              </table:table-cell>
              <table:table-cell office:value-type="float" office:value="-0.110009">
                <text:p>-0.110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879984">
                <text:p>0.00879984</text:p>
              </table:table-cell>
              <table:table-cell office:value-type="float" office:value="-0.377667">
                <text:p>-0.377667</text:p>
              </table:table-cell>
              <table:table-cell office:value-type="float" office:value="0.0177384">
                <text:p>0.0177384</text:p>
              </table:table-cell>
              <table:table-cell office:value-type="float" office:value="0.724694">
                <text:p>0.724694</text:p>
              </table:table-cell>
              <table:table-cell office:value-type="float" office:value="-0.0837555">
                <text:p>-0.0837555</text:p>
              </table:table-cell>
              <table:table-cell office:value-type="float" office:value="0.122165">
                <text:p>0.122165</text:p>
              </table:table-cell>
              <table:table-cell office:value-type="float" office:value="-0.115009">
                <text:p>-0.115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629984">
                <text:p>0.00629984</text:p>
              </table:table-cell>
              <table:table-cell office:value-type="float" office:value="-0.374474">
                <text:p>-0.374474</text:p>
              </table:table-cell>
              <table:table-cell office:value-type="float" office:value="0.0147688">
                <text:p>0.0147688</text:p>
              </table:table-cell>
              <table:table-cell office:value-type="float" office:value="0.724987">
                <text:p>0.724987</text:p>
              </table:table-cell>
              <table:table-cell office:value-type="float" office:value="-0.0887555">
                <text:p>-0.0887555</text:p>
              </table:table-cell>
              <table:table-cell office:value-type="float" office:value="0.127165">
                <text:p>0.127165</text:p>
              </table:table-cell>
              <table:table-cell office:value-type="float" office:value="-0.120009">
                <text:p>-0.120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379984">
                <text:p>0.00379984</text:p>
              </table:table-cell>
              <table:table-cell office:value-type="float" office:value="-0.369692">
                <text:p>-0.369692</text:p>
              </table:table-cell>
              <table:table-cell office:value-type="float" office:value="0.0113492">
                <text:p>0.0113492</text:p>
              </table:table-cell>
              <table:table-cell office:value-type="float" office:value="0.724659">
                <text:p>0.724659</text:p>
              </table:table-cell>
              <table:table-cell office:value-type="float" office:value="-0.0937555">
                <text:p>-0.0937555</text:p>
              </table:table-cell>
              <table:table-cell office:value-type="float" office:value="0.132165">
                <text:p>0.132165</text:p>
              </table:table-cell>
              <table:table-cell office:value-type="float" office:value="-0.125009">
                <text:p>-0.125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129984">
                <text:p>0.00129984</text:p>
              </table:table-cell>
              <table:table-cell office:value-type="float" office:value="-0.364692">
                <text:p>-0.364692</text:p>
              </table:table-cell>
              <table:table-cell office:value-type="float" office:value="0.00738695">
                <text:p>0.00738695</text:p>
              </table:table-cell>
              <table:table-cell office:value-type="float" office:value="0.72327">
                <text:p>0.72327</text:p>
              </table:table-cell>
              <table:table-cell office:value-type="float" office:value="-0.0987555">
                <text:p>-0.0987555</text:p>
              </table:table-cell>
              <table:table-cell office:value-type="float" office:value="0.137165">
                <text:p>0.137165</text:p>
              </table:table-cell>
              <table:table-cell office:value-type="float" office:value="-0.130009">
                <text:p>-0.13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0120015">
                <text:p>-0.00120015</text:p>
              </table:table-cell>
              <table:table-cell office:value-type="float" office:value="-0.359692">
                <text:p>-0.359692</text:p>
              </table:table-cell>
              <table:table-cell office:value-type="float" office:value="0.00245911">
                <text:p>0.00245911</text:p>
              </table:table-cell>
              <table:table-cell office:value-type="float" office:value="0.719702">
                <text:p>0.719702</text:p>
              </table:table-cell>
              <table:table-cell office:value-type="float" office:value="-0.103755">
                <text:p>-0.103755</text:p>
              </table:table-cell>
              <table:table-cell office:value-type="float" office:value="0.142165">
                <text:p>0.142165</text:p>
              </table:table-cell>
              <table:table-cell office:value-type="float" office:value="-0.135009">
                <text:p>-0.135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0370015">
                <text:p>-0.00370015</text:p>
              </table:table-cell>
              <table:table-cell office:value-type="float" office:value="-0.354692">
                <text:p>-0.354692</text:p>
              </table:table-cell>
              <table:table-cell office:value-type="float" office:value="-0.00254088">
                <text:p>-0.00254088</text:p>
              </table:table-cell>
              <table:table-cell office:value-type="float" office:value="0.714702">
                <text:p>0.714702</text:p>
              </table:table-cell>
              <table:table-cell office:value-type="float" office:value="-0.108755">
                <text:p>-0.108755</text:p>
              </table:table-cell>
              <table:table-cell office:value-type="float" office:value="0.146181">
                <text:p>0.146181</text:p>
              </table:table-cell>
              <table:table-cell office:value-type="float" office:value="-0.140009">
                <text:p>-0.14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0620015">
                <text:p>-0.00620015</text:p>
              </table:table-cell>
              <table:table-cell office:value-type="float" office:value="-0.349692">
                <text:p>-0.349692</text:p>
              </table:table-cell>
              <table:table-cell office:value-type="float" office:value="-0.00754088">
                <text:p>-0.00754088</text:p>
              </table:table-cell>
              <table:table-cell office:value-type="float" office:value="0.709702">
                <text:p>0.709702</text:p>
              </table:table-cell>
              <table:table-cell office:value-type="float" office:value="-0.113755">
                <text:p>-0.113755</text:p>
              </table:table-cell>
              <table:table-cell office:value-type="float" office:value="0.145108">
                <text:p>0.145108</text:p>
              </table:table-cell>
              <table:table-cell office:value-type="float" office:value="-0.145009">
                <text:p>-0.145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2.707cm" style:legend-expansion="high" chart:style-name="ch2"/>
        <chart:plot-area chart:style-name="ch3" table:cell-range-address="Sheet1.A1:Sheet1.A50 Sheet1.N1:Sheet1.T50" chart:data-source-has-labels="row" svg:x="1.331cm" svg:y="0.18cm" svg:width="12.449cm" svg:height="7.659cm">
          <chartooo:coordinate-region svg:x="2.164cm" svg:y="0.379cm" svg:width="11.429cm" svg:height="7.261cm"/>
          <chart:axis chart:dimension="x" chart:name="primary-x" chart:style-name="ch4">
            <chart:title svg:x="6.043cm" svg:y="8.019cm" chart:style-name="ch5">
              <text:p>Marker motion steps</text:p>
            </chart:title>
          </chart:axis>
          <chart:axis chart:dimension="y" chart:name="primary-y" chart:style-name="ch4">
            <chart:title svg:x="0.451cm" svg:y="5.032cm" chart:style-name="ch6">
              <text:p>Joint velocitiy</text:p>
            </chart:title>
            <chart:grid chart:style-name="ch7" chart:class="major"/>
          </chart:axis>
          <chart:series chart:style-name="ch8" chart:values-cell-range-address="Sheet1.N1:Sheet1.N50" loext:label-string="q_0" chart:class="chart:scatter">
            <chart:domain table:cell-range-address="Sheet1.A1:Sheet1.A50"/>
            <chart:data-point chart:repeated="50"/>
          </chart:series>
          <chart:series chart:style-name="ch9" chart:values-cell-range-address="Sheet1.O1:Sheet1.O50" loext:label-string="q_1" chart:class="chart:scatter">
            <chart:data-point chart:repeated="50"/>
          </chart:series>
          <chart:series chart:style-name="ch10" chart:values-cell-range-address="Sheet1.P1:Sheet1.P50" loext:label-string="q_2" chart:class="chart:scatter">
            <chart:data-point chart:repeated="50"/>
          </chart:series>
          <chart:series chart:style-name="ch11" chart:values-cell-range-address="Sheet1.Q1:Sheet1.Q50" loext:label-string="q_3" chart:class="chart:scatter">
            <chart:data-point chart:repeated="50"/>
          </chart:series>
          <chart:series chart:style-name="ch12" chart:values-cell-range-address="Sheet1.R1:Sheet1.R50" loext:label-string="q_4" chart:class="chart:scatter">
            <chart:data-point chart:repeated="50"/>
          </chart:series>
          <chart:series chart:style-name="ch13" chart:values-cell-range-address="Sheet1.S1:Sheet1.S50" loext:label-string="q_5" chart:class="chart:scatter">
            <chart:data-point chart:repeated="50"/>
          </chart:series>
          <chart:series chart:style-name="ch14" chart:values-cell-range-address="Sheet1.T1:Sheet1.T50" loext:label-string="q_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</svg:desc>
                </draw:g>
              </table:table-cell>
              <table:table-cell office:value-type="float" office:value="0">
                <text:p>0</text:p>
                <draw:g>
                  <svg:desc>Sheet1.N1:Sheet1.N50</svg:desc>
                </draw:g>
              </table:table-cell>
              <table:table-cell office:value-type="float" office:value="0">
                <text:p>0</text:p>
                <draw:g>
                  <svg:desc>Sheet1.O1:Sheet1.O50</svg:desc>
                </draw:g>
              </table:table-cell>
              <table:table-cell office:value-type="float" office:value="0">
                <text:p>0</text:p>
                <draw:g>
                  <svg:desc>Sheet1.P1:Sheet1.P50</svg:desc>
                </draw:g>
              </table:table-cell>
              <table:table-cell office:value-type="float" office:value="0">
                <text:p>0</text:p>
                <draw:g>
                  <svg:desc>Sheet1.Q1:Sheet1.Q50</svg:desc>
                </draw:g>
              </table:table-cell>
              <table:table-cell office:value-type="float" office:value="0">
                <text:p>0</text:p>
                <draw:g>
                  <svg:desc>Sheet1.R1:Sheet1.R50</svg:desc>
                </draw:g>
              </table:table-cell>
              <table:table-cell office:value-type="float" office:value="0">
                <text:p>0</text:p>
                <draw:g>
                  <svg:desc>Sheet1.S1:Sheet1.S50</svg:desc>
                </draw:g>
              </table:table-cell>
              <table:table-cell office:value-type="float" office:value="0">
                <text:p>0</text:p>
                <draw:g>
                  <svg:desc>Sheet1.T1:Sheet1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914452">
                <text:p>0.914452</text:p>
              </table:table-cell>
              <table:table-cell office:value-type="float" office:value="-1">
                <text:p>-1</text:p>
              </table:table-cell>
              <table:table-cell office:value-type="float" office:value="-0.194719">
                <text:p>-0.194719</text:p>
              </table:table-cell>
              <table:table-cell office:value-type="float" office:value="-0.43702">
                <text:p>-0.43702</text:p>
              </table:table-cell>
              <table:table-cell office:value-type="float" office:value="-0.449564">
                <text:p>-0.449564</text:p>
              </table:table-cell>
              <table:table-cell office:value-type="float" office:value="-0.178395">
                <text:p>-0.178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307277">
                <text:p>-0.307277</text:p>
              </table:table-cell>
              <table:table-cell office:value-type="float" office:value="-0.501716">
                <text:p>-0.501716</text:p>
              </table:table-cell>
              <table:table-cell office:value-type="float" office:value="-0.634237">
                <text:p>-0.634237</text:p>
              </table:table-cell>
              <table:table-cell office:value-type="float" office:value="-0.18718">
                <text:p>-0.18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408434">
                <text:p>-0.408434</text:p>
              </table:table-cell>
              <table:table-cell office:value-type="float" office:value="-0.528439">
                <text:p>-0.528439</text:p>
              </table:table-cell>
              <table:table-cell office:value-type="float" office:value="-0.892893">
                <text:p>-0.892893</text:p>
              </table:table-cell>
              <table:table-cell office:value-type="float" office:value="-0.174777">
                <text:p>-0.174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477214">
                <text:p>-0.477214</text:p>
              </table:table-cell>
              <table:table-cell office:value-type="float" office:value="-0.550191">
                <text:p>-0.550191</text:p>
              </table:table-cell>
              <table:table-cell office:value-type="float" office:value="-1">
                <text:p>-1</text:p>
              </table:table-cell>
              <table:table-cell office:value-type="float" office:value="-0.168467">
                <text:p>-0.16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059782">
                <text:p>-0.0597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126198">
                <text:p>-0.1261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120015">
                <text:p>-0.12001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0364006">
                <text:p>-0.03640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90482">
                <text:p>0.069048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0900442">
                <text:p>0.09004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514">
                <text:p>-0.99951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191039">
                <text:p>-0.19103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545866">
                <text:p>-0.545866</text:p>
              </table:table-cell>
              <table:table-cell office:value-type="float" office:value="-1">
                <text:p>-1</text:p>
              </table:table-cell>
              <table:table-cell office:value-type="float" office:value="0.871873">
                <text:p>0.871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0.728214">
                <text:p>0.728214</text:p>
              </table:table-cell>
              <table:table-cell office:value-type="float" office:value="1">
                <text:p>1</text:p>
              </table:table-cell>
              <table:table-cell office:value-type="float" office:value="0.079943">
                <text:p>0.0799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333319">
                <text:p>-0.333319</text:p>
              </table:table-cell>
              <table:table-cell office:value-type="float" office:value="1">
                <text:p>1</text:p>
              </table:table-cell>
              <table:table-cell office:value-type="float" office:value="0.240484">
                <text:p>0.24048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0.593838">
                <text:p>-0.593838</text:p>
              </table:table-cell>
              <table:table-cell office:value-type="float" office:value="1">
                <text:p>1</text:p>
              </table:table-cell>
              <table:table-cell office:value-type="float" office:value="0.45529">
                <text:p>0.4552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593653">
                <text:p>-0.5936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0.974798">
                <text:p>-0.974798</text:p>
              </table:table-cell>
              <table:table-cell office:value-type="float" office:value="1">
                <text:p>1</text:p>
              </table:table-cell>
              <table:table-cell office:value-type="float" office:value="-0.959487">
                <text:p>-0.959487</text:p>
              </table:table-cell>
              <table:table-cell office:value-type="float" office:value="-1">
                <text:p>-1</text:p>
              </table:table-cell>
              <table:table-cell office:value-type="float" office:value="0.0259843">
                <text:p>0.0259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4116">
                <text:p>0.064116</text:p>
              </table:table-cell>
              <table:table-cell office:value-type="float" office:value="-0.917196">
                <text:p>-0.917196</text:p>
              </table:table-cell>
              <table:table-cell office:value-type="float" office:value="1">
                <text:p>1</text:p>
              </table:table-cell>
              <table:table-cell office:value-type="float" office:value="-0.613623">
                <text:p>-0.613623</text:p>
              </table:table-cell>
              <table:table-cell office:value-type="float" office:value="-1">
                <text:p>-1</text:p>
              </table:table-cell>
              <table:table-cell office:value-type="float" office:value="-0.475705">
                <text:p>-0.475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0.842008">
                <text:p>-0.842008</text:p>
              </table:table-cell>
              <table:table-cell office:value-type="float" office:value="1">
                <text:p>1</text:p>
              </table:table-cell>
              <table:table-cell office:value-type="float" office:value="-0.262045">
                <text:p>-0.262045</text:p>
              </table:table-cell>
              <table:table-cell office:value-type="float" office:value="-1">
                <text:p>-1</text:p>
              </table:table-cell>
              <table:table-cell office:value-type="float" office:value="-0.720598">
                <text:p>-0.7205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0.788349">
                <text:p>-0.788349</text:p>
              </table:table-cell>
              <table:table-cell office:value-type="float" office:value="1">
                <text:p>1</text:p>
              </table:table-cell>
              <table:table-cell office:value-type="float" office:value="-0.0427645">
                <text:p>-0.0427645</text:p>
              </table:table-cell>
              <table:table-cell office:value-type="float" office:value="-0.760245">
                <text:p>-0.760245</text:p>
              </table:table-cell>
              <table:table-cell office:value-type="float" office:value="-0.873898">
                <text:p>-0.873898</text:p>
              </table:table-cell>
              <table:table-cell office:value-type="float" office:value="-0.827594">
                <text:p>-0.827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651073">
                <text:p>-0.651073</text:p>
              </table:table-cell>
              <table:table-cell office:value-type="float" office:value="1">
                <text:p>1</text:p>
              </table:table-cell>
              <table:table-cell office:value-type="float" office:value="0.0199077">
                <text:p>0.0199077</text:p>
              </table:table-cell>
              <table:table-cell office:value-type="float" office:value="0.321025">
                <text:p>0.321025</text:p>
              </table:table-cell>
              <table:table-cell office:value-type="float" office:value="-1">
                <text:p>-1</text:p>
              </table:table-cell>
              <table:table-cell office:value-type="float" office:value="-0.044318">
                <text:p>-0.044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0.291284">
                <text:p>-0.291284</text:p>
              </table:table-cell>
              <table:table-cell office:value-type="float" office:value="1">
                <text:p>1</text:p>
              </table:table-cell>
              <table:table-cell office:value-type="float" office:value="-0.295066">
                <text:p>-0.295066</text:p>
              </table:table-cell>
              <table:table-cell office:value-type="float" office:value="0.429678">
                <text:p>0.429678</text:p>
              </table:table-cell>
              <table:table-cell office:value-type="float" office:value="-1">
                <text:p>-1</text:p>
              </table:table-cell>
              <table:table-cell office:value-type="float" office:value="0.0317205">
                <text:p>0.031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264813">
                <text:p>0.264813</text:p>
              </table:table-cell>
              <table:table-cell office:value-type="float" office:value="1">
                <text:p>1</text:p>
              </table:table-cell>
              <table:table-cell office:value-type="float" office:value="-0.62937">
                <text:p>-0.62937</text:p>
              </table:table-cell>
              <table:table-cell office:value-type="float" office:value="0.427805">
                <text:p>0.427805</text:p>
              </table:table-cell>
              <table:table-cell office:value-type="float" office:value="-1">
                <text:p>-1</text:p>
              </table:table-cell>
              <table:table-cell office:value-type="float" office:value="0.0281694">
                <text:p>0.0281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835641">
                <text:p>0.835641</text:p>
              </table:table-cell>
              <table:table-cell office:value-type="float" office:value="1">
                <text:p>1</text:p>
              </table:table-cell>
              <table:table-cell office:value-type="float" office:value="-0.96145">
                <text:p>-0.96145</text:p>
              </table:table-cell>
              <table:table-cell office:value-type="float" office:value="0.439948">
                <text:p>0.439948</text:p>
              </table:table-cell>
              <table:table-cell office:value-type="float" office:value="-1">
                <text:p>-1</text:p>
              </table:table-cell>
              <table:table-cell office:value-type="float" office:value="0.0372298">
                <text:p>0.0372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433894">
                <text:p>0.433894</text:p>
              </table:table-cell>
              <table:table-cell office:value-type="float" office:value="-1">
                <text:p>-1</text:p>
              </table:table-cell>
              <table:table-cell office:value-type="float" office:value="0.0350888">
                <text:p>0.0350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0.769985">
                <text:p>-0.769985</text:p>
              </table:table-cell>
              <table:table-cell office:value-type="float" office:value="1">
                <text:p>1</text:p>
              </table:table-cell>
              <table:table-cell office:value-type="float" office:value="0.0178284">
                <text:p>0.0178284</text:p>
              </table:table-cell>
              <table:table-cell office:value-type="float" office:value="0.134379">
                <text:p>0.134379</text:p>
              </table:table-cell>
              <table:table-cell office:value-type="float" office:value="-1">
                <text:p>-1</text:p>
              </table:table-cell>
              <table:table-cell office:value-type="float" office:value="-0.16602">
                <text:p>-0.16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723453">
                <text:p>0.723453</text:p>
              </table:table-cell>
              <table:table-cell office:value-type="float" office:value="0.0823942">
                <text:p>0.0823942</text:p>
              </table:table-cell>
              <table:table-cell office:value-type="float" office:value="-0.187082">
                <text:p>-0.187082</text:p>
              </table:table-cell>
              <table:table-cell office:value-type="float" office:value="-0.149561">
                <text:p>-0.149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-0.601245">
                <text:p>-0.601245</text:p>
              </table:table-cell>
              <table:table-cell office:value-type="float" office:value="1">
                <text:p>1</text:p>
              </table:table-cell>
              <table:table-cell office:value-type="float" office:value="0.418475">
                <text:p>0.418475</text:p>
              </table:table-cell>
              <table:table-cell office:value-type="float" office:value="0.0486127">
                <text:p>0.0486127</text:p>
              </table:table-cell>
              <table:table-cell office:value-type="float" office:value="-0.203689">
                <text:p>-0.203689</text:p>
              </table:table-cell>
              <table:table-cell office:value-type="float" office:value="-0.106501">
                <text:p>-0.106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0.401892">
                <text:p>-0.401892</text:p>
              </table:table-cell>
              <table:table-cell office:value-type="float" office:value="1">
                <text:p>1</text:p>
              </table:table-cell>
              <table:table-cell office:value-type="float" office:value="0.289116">
                <text:p>0.289116</text:p>
              </table:table-cell>
              <table:table-cell office:value-type="float" office:value="0.0113692">
                <text:p>0.0113692</text:p>
              </table:table-cell>
              <table:table-cell office:value-type="float" office:value="-0.0587204">
                <text:p>-0.0587204</text:p>
              </table:table-cell>
              <table:table-cell office:value-type="float" office:value="-0.0722584">
                <text:p>-0.0722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1327">
                <text:p>0.41327</text:p>
              </table:table-cell>
              <table:table-cell office:value-type="float" office:value="-0.15214">
                <text:p>-0.15214</text:p>
              </table:table-cell>
              <table:table-cell office:value-type="float" office:value="0.32304">
                <text:p>0.32304</text:p>
              </table:table-cell>
              <table:table-cell office:value-type="float" office:value="0.103639">
                <text:p>0.103639</text:p>
              </table:table-cell>
              <table:table-cell office:value-type="float" office:value="-0.0218393">
                <text:p>-0.0218393</text:p>
              </table:table-cell>
              <table:table-cell office:value-type="float" office:value="0.020378">
                <text:p>0.020378</text:p>
              </table:table-cell>
              <table:table-cell office:value-type="float" office:value="-0.0370461">
                <text:p>-0.0370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233671">
                <text:p>-0.0233671</text:p>
              </table:table-cell>
              <table:table-cell office:value-type="float" office:value="-0.021242">
                <text:p>-0.021242</text:p>
              </table:table-cell>
              <table:table-cell office:value-type="float" office:value="0.0118597">
                <text:p>0.0118597</text:p>
              </table:table-cell>
              <table:table-cell office:value-type="float" office:value="0.0148076">
                <text:p>0.0148076</text:p>
              </table:table-cell>
              <table:table-cell office:value-type="float" office:value="-0.0254589">
                <text:p>-0.0254589</text:p>
              </table:table-cell>
              <table:table-cell office:value-type="float" office:value="0.0170213">
                <text:p>0.0170213</text:p>
              </table:table-cell>
              <table:table-cell office:value-type="float" office:value="-0.0193373">
                <text:p>-0.0193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0228098">
                <text:p>-0.00228098</text:p>
              </table:table-cell>
              <table:table-cell office:value-type="float" office:value="0.0213198">
                <text:p>0.0213198</text:p>
              </table:table-cell>
              <table:table-cell office:value-type="float" office:value="-0.000658082">
                <text:p>-0.000658082</text:p>
              </table:table-cell>
              <table:table-cell office:value-type="float" office:value="-0.00740987">
                <text:p>-0.00740987</text:p>
              </table:table-cell>
              <table:table-cell office:value-type="float" office:value="-0.00198329">
                <text:p>-0.00198329</text:p>
              </table:table-cell>
              <table:table-cell office:value-type="float" office:value="-0.00871645">
                <text:p>-0.00871645</text:p>
              </table:table-cell>
              <table:table-cell office:value-type="float" office:value="-0.00142964">
                <text:p>-0.00142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0119436">
                <text:p>-0.00119436</text:p>
              </table:table-cell>
              <table:table-cell office:value-type="float" office:value="-0.00640654">
                <text:p>-0.00640654</text:p>
              </table:table-cell>
              <table:table-cell office:value-type="float" office:value="0.00142103">
                <text:p>0.00142103</text:p>
              </table:table-cell>
              <table:table-cell office:value-type="float" office:value="0.00279677">
                <text:p>0.00279677</text:p>
              </table:table-cell>
              <table:table-cell office:value-type="float" office:value="-0.00179885">
                <text:p>-0.00179885</text:p>
              </table:table-cell>
              <table:table-cell office:value-type="float" office:value="0.00321186">
                <text:p>0.00321186</text:p>
              </table:table-cell>
              <table:table-cell office:value-type="float" office:value="-0.00139752">
                <text:p>-0.00139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723134">
                <text:p>0.000723134</text:p>
              </table:table-cell>
              <table:table-cell office:value-type="float" office:value="0.00354121">
                <text:p>0.00354121</text:p>
              </table:table-cell>
              <table:table-cell office:value-type="float" office:value="-0.000637124">
                <text:p>-0.000637124</text:p>
              </table:table-cell>
              <table:table-cell office:value-type="float" office:value="-0.00165002">
                <text:p>-0.00165002</text:p>
              </table:table-cell>
              <table:table-cell office:value-type="float" office:value="0.000887293">
                <text:p>0.000887293</text:p>
              </table:table-cell>
              <table:table-cell office:value-type="float" office:value="-0.00188276">
                <text:p>-0.00188276</text:p>
              </table:table-cell>
              <table:table-cell office:value-type="float" office:value="0.000686322">
                <text:p>0.000686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0037693">
                <text:p>-0.00037693</text:p>
              </table:table-cell>
              <table:table-cell office:value-type="float" office:value="-0.00397405">
                <text:p>-0.00397405</text:p>
              </table:table-cell>
              <table:table-cell office:value-type="float" office:value="0.000541701">
                <text:p>0.000541701</text:p>
              </table:table-cell>
              <table:table-cell office:value-type="float" office:value="0.00163578">
                <text:p>0.00163578</text:p>
              </table:table-cell>
              <table:table-cell office:value-type="float" office:value="-0.000552781">
                <text:p>-0.000552781</text:p>
              </table:table-cell>
              <table:table-cell office:value-type="float" office:value="0.00189665">
                <text:p>0.00189665</text:p>
              </table:table-cell>
              <table:table-cell office:value-type="float" office:value="-0.000434375">
                <text:p>-0.00043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136466">
                <text:p>-0.136466</text:p>
              </table:table-cell>
              <table:table-cell office:value-type="float" office:value="-0.134844">
                <text:p>-0.134844</text:p>
              </table:table-cell>
              <table:table-cell office:value-type="float" office:value="0.426582">
                <text:p>0.426582</text:p>
              </table:table-cell>
              <table:table-cell office:value-type="float" office:value="-1">
                <text:p>-1</text:p>
              </table:table-cell>
              <table:table-cell office:value-type="float" office:value="0.892467">
                <text:p>0.8924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0.422724">
                <text:p>0.422724</text:p>
              </table:table-cell>
              <table:table-cell office:value-type="float" office:value="-0.461993">
                <text:p>-0.461993</text:p>
              </table:table-cell>
              <table:table-cell office:value-type="float" office:value="0.203711">
                <text:p>0.2037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0.638534">
                <text:p>0.638534</text:p>
              </table:table-cell>
              <table:table-cell office:value-type="float" office:value="-0.593931">
                <text:p>-0.593931</text:p>
              </table:table-cell>
              <table:table-cell office:value-type="float" office:value="0.0586285">
                <text:p>0.058628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0.956466">
                <text:p>0.956466</text:p>
              </table:table-cell>
              <table:table-cell office:value-type="float" office:value="-0.683923">
                <text:p>-0.683923</text:p>
              </table:table-cell>
              <table:table-cell office:value-type="float" office:value="-0.0655385">
                <text:p>-0.065538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792446">
                <text:p>-0.792446</text:p>
              </table:table-cell>
              <table:table-cell office:value-type="float" office:value="-0.277943">
                <text:p>-0.2779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85568">
                <text:p>-0.985568</text:p>
              </table:table-cell>
              <table:table-cell office:value-type="float" office:value="-0.713495">
                <text:p>-0.7134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803319">
                <text:p>0.8033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14559">
                <text:p>-0.214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